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33.51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19.25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9.31pt"/>
    </style:style>
    <style:style style:name="co16" style:family="table-column">
      <style:table-column-properties fo:break-before="auto" style:column-width="97.99pt"/>
    </style:style>
    <style:style style:name="co17" style:family="table-column">
      <style:table-column-properties fo:break-before="auto" style:column-width="109.59pt"/>
    </style:style>
    <style:style style:name="co18" style:family="table-column">
      <style:table-column-properties fo:break-before="auto" style:column-width="36.26pt"/>
    </style:style>
    <style:style style:name="co19" style:family="table-column">
      <style:table-column-properties fo:break-before="auto" style:column-width="93.4pt"/>
    </style:style>
    <style:style style:name="co20" style:family="table-column">
      <style:table-column-properties fo:break-before="auto" style:column-width="37.81pt"/>
    </style:style>
    <style:style style:name="co21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ff2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fff200"/>
      <style:text-properties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fo:color="#ed1c24"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ed1c24" fo:font-weight="bold" style:font-weight-asian="bold" style:font-weight-complex="bold"/>
    </style:style>
    <style:style style:name="ce84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ed1c24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6" style:family="table-cell" style:parent-style-name="Default" style:data-style-name="N1">
      <style:text-properties fo:color="#ce181e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f200"/>
      <style:text-properties fo:color="#ce181e" fo:font-weight="bold" style:font-weight-asian="bold" style:font-weight-complex="bold"/>
    </style:style>
    <style:style style:name="ce88" style:family="table-cell" style:parent-style-name="Default" style:data-style-name="N2">
      <style:text-properties fo:color="#ce181e" fo:font-weight="bold" style:font-weight-asian="bold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fo:color="#ce181e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>
      <style:text-properties fo:color="#a3238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7" style:family="table-cell" style:parent-style-name="Default">
      <style:text-properties fo:color="#0066b3" fo:font-weight="bold" style:font-weight-asian="bold" style:font-weight-complex="bold"/>
    </style:style>
    <style:style style:name="ce108" style:family="table-cell" style:parent-style-name="Defaul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11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maxOpp" table:style-name="ta1">
        <table:table-column table:style-name="co5" table:default-cell-style-name="Default"/>
        <table:table-row table:style-name="ro1">
          <table:table-cell/>
        </table:table-row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6" table:default-cell-style-name="ce63"/>
        <table:table-column table:style-name="co5" table:number-columns-repeated="2" table:default-cell-style-name="ce4"/>
        <table:table-column table:style-name="co5" table:number-columns-repeated="2" table:default-cell-style-name="ce63"/>
        <table:table-column table:style-name="co5" table:default-cell-style-name="ce86"/>
        <table:table-column table:style-name="co5" table:number-columns-repeated="1000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(100-[.B1])*(100-[.B1])/[.F1]" office:value-type="float" office:value="78.125" calcext:value-type="float">
            <text:p>7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72" calcext:value-type="float">
            <text:p>72</text:p>
          </table:table-cell>
          <table:table-cell table:style-name="ce62" table:number-columns-repeated="13"/>
          <table:table-cell table:style-name="ce72" table:number-columns-repeated="2"/>
          <table:table-cell table:style-name="ce62" table:number-columns-repeated="2"/>
          <table:table-cell/>
          <table:table-cell table:style-name="ce62" table:number-columns-repeated="1000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/>
          <table:table-cell table:style-name="ce70" office:value-type="string" calcext:value-type="string">
            <text:p>pFac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PROTECTION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175" calcext:value-type="float">
            <text:p>175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float" office:value="500" calcext:value-type="float">
            <text:p>500</text:p>
          </table:table-cell>
          <table:table-cell table:style-name="ce56" office:value-type="string" calcext:value-type="string">
            <text:p>Rapport #</text:p>
          </table:table-cell>
          <table:table-cell table:style-name="ce56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2"/>
          <table:table-cell table:style-name="ce88" office:value-type="string" calcext:value-type="string">
            <text:p>Rapport</text:p>
          </table:table-cell>
          <table:table-cell table:style-name="ce64" table:number-columns-repeated="1000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/SQRT([.B$4])*[.$C$1]*[.$C$2]/500*[.$F$2]/100" office:value-type="float" office:value="20.4598960772221" calcext:value-type="float">
            <text:p>20</text:p>
          </table:table-cell>
          <table:table-cell table:style-name="ce67" table:formula="of:=[.$A5]/SQRT([.C$4])*[.$C$1]*[.$C$2]/500*[.$F$2]/100" office:value-type="float" office:value="16.6216981486213" calcext:value-type="float">
            <text:p>17</text:p>
          </table:table-cell>
          <table:table-cell table:style-name="ce67" table:formula="of:=[.$A5]/SQRT([.D$4])*[.$C$1]*[.$C$2]/500*[.$F$2]/100" office:value-type="float" office:value="13.571559707562" calcext:value-type="float">
            <text:p>14</text:p>
          </table:table-cell>
          <table:table-cell table:style-name="ce67" table:formula="of:=[.$A5]/SQRT([.E$4])*[.$C$1]*[.$C$2]/500*[.$F$2]/100" office:value-type="float" office:value="11.753315475726" calcext:value-type="float">
            <text:p>12</text:p>
          </table:table-cell>
          <table:table-cell table:style-name="ce67" table:formula="of:=[.$A5]/SQRT([.F$4])*[.$C$1]*[.$C$2]/500*[.$F$2]/100" office:value-type="float" office:value="10.5124849458895" calcext:value-type="float">
            <text:p>11</text:p>
          </table:table-cell>
          <table:table-cell table:style-name="ce67" table:formula="of:=[.$A5]/SQRT([.G$4])*[.$C$1]*[.$C$2]/500*[.$F$2]/100" office:value-type="float" office:value="9.59654190049521" calcext:value-type="float">
            <text:p>10</text:p>
          </table:table-cell>
          <table:table-cell table:style-name="ce67" table:formula="of:=[.$A5]/SQRT([.H$4])*[.$C$1]*[.$C$2]/500*[.$F$2]/100" office:value-type="float" office:value="8.88467137978795" calcext:value-type="float">
            <text:p>9</text:p>
          </table:table-cell>
          <table:table-cell table:style-name="ce67" table:formula="of:=[.$A5]/SQRT([.I$4])*[.$C$1]*[.$C$2]/500*[.$F$2]/100" office:value-type="float" office:value="8.31084907431065" calcext:value-type="float">
            <text:p>8</text:p>
          </table:table-cell>
          <table:table-cell table:style-name="ce67" table:formula="of:=[.$A5]/SQRT([.J$4])*[.$C$1]*[.$C$2]/500*[.$F$2]/100" office:value-type="float" office:value="7.43344939235993" calcext:value-type="float">
            <text:p>7</text:p>
          </table:table-cell>
          <table:table-cell table:style-name="ce67" table:formula="of:=[.$A5]/SQRT([.K$4])*[.$C$1]*[.$C$2]/500*[.$F$2]/100" office:value-type="float" office:value="6.785779853781" calcext:value-type="float">
            <text:p>7</text:p>
          </table:table-cell>
          <table:table-cell table:style-name="ce67" table:formula="of:=[.$A5]/SQRT([.L$4])*[.$C$1]*[.$C$2]/500*[.$F$2]/100" office:value-type="float" office:value="5.876657737863" calcext:value-type="float">
            <text:p>6</text:p>
          </table:table-cell>
          <table:table-cell table:style-name="ce67" table:formula="of:=[.$A5]/SQRT([.M$4])*[.$C$1]*[.$C$2]/500*[.$F$2]/100" office:value-type="float" office:value="5.25624247294473" calcext:value-type="float">
            <text:p>5</text:p>
          </table:table-cell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formula="of:=(100-[.P5])*(100-[.P5])/[.$F$1]" office:value-type="float" office:value="125.347222222222" calcext:value-type="float">
            <text:p>125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S5]+10))*47" office:value-type="float" office:value="83.5791322718294" calcext:value-type="float">
            <text:p>84</text:p>
          </table:table-cell>
          <table:table-cell table:style-name="ce74" table:number-columns-repeated="2"/>
          <table:table-cell/>
          <table:table-cell office:value-type="float" office:value="33" calcext:value-type="float">
            <text:p>33</text:p>
          </table:table-cell>
          <table:table-cell table:formula="of:=SQRT([.X5])*10" office:value-type="float" office:value="57.4456264653803" calcext:value-type="float">
            <text:p>57</text:p>
          </table:table-cell>
          <table:table-cell table:number-columns-repeated="999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/SQRT([.B$4])*[.$C$1]*[.$C$2]/500*[.$F$2]/100" office:value-type="float" office:value="40.9197921544442" calcext:value-type="float">
            <text:p>41</text:p>
          </table:table-cell>
          <table:table-cell table:style-name="ce67" table:formula="of:=[.$A6]/SQRT([.C$4])*[.$C$1]*[.$C$2]/500*[.$F$2]/100" office:value-type="float" office:value="33.2433962972426" calcext:value-type="float">
            <text:p>33</text:p>
          </table:table-cell>
          <table:table-cell table:style-name="ce67" table:formula="of:=[.$A6]/SQRT([.D$4])*[.$C$1]*[.$C$2]/500*[.$F$2]/100" office:value-type="float" office:value="27.143119415124" calcext:value-type="float">
            <text:p>27</text:p>
          </table:table-cell>
          <table:table-cell table:style-name="ce67" table:formula="of:=[.$A6]/SQRT([.E$4])*[.$C$1]*[.$C$2]/500*[.$F$2]/100" office:value-type="float" office:value="23.506630951452" calcext:value-type="float">
            <text:p>24</text:p>
          </table:table-cell>
          <table:table-cell table:style-name="ce67" table:formula="of:=[.$A6]/SQRT([.F$4])*[.$C$1]*[.$C$2]/500*[.$F$2]/100" office:value-type="float" office:value="21.0249698917789" calcext:value-type="float">
            <text:p>21</text:p>
          </table:table-cell>
          <table:table-cell table:style-name="ce67" table:formula="of:=[.$A6]/SQRT([.G$4])*[.$C$1]*[.$C$2]/500*[.$F$2]/100" office:value-type="float" office:value="19.1930838009904" calcext:value-type="float">
            <text:p>19</text:p>
          </table:table-cell>
          <table:table-cell table:style-name="ce67" table:formula="of:=[.$A6]/SQRT([.H$4])*[.$C$1]*[.$C$2]/500*[.$F$2]/100" office:value-type="float" office:value="17.7693427595759" calcext:value-type="float">
            <text:p>18</text:p>
          </table:table-cell>
          <table:table-cell table:style-name="ce67" table:formula="of:=[.$A6]/SQRT([.I$4])*[.$C$1]*[.$C$2]/500*[.$F$2]/100" office:value-type="float" office:value="16.6216981486213" calcext:value-type="float">
            <text:p>17</text:p>
          </table:table-cell>
          <table:table-cell table:style-name="ce67" table:formula="of:=[.$A6]/SQRT([.J$4])*[.$C$1]*[.$C$2]/500*[.$F$2]/100" office:value-type="float" office:value="14.8668987847199" calcext:value-type="float">
            <text:p>15</text:p>
          </table:table-cell>
          <table:table-cell table:style-name="ce67" table:formula="of:=[.$A6]/SQRT([.K$4])*[.$C$1]*[.$C$2]/500*[.$F$2]/100" office:value-type="float" office:value="13.571559707562" calcext:value-type="float">
            <text:p>14</text:p>
          </table:table-cell>
          <table:table-cell table:style-name="ce67" table:formula="of:=[.$A6]/SQRT([.L$4])*[.$C$1]*[.$C$2]/500*[.$F$2]/100" office:value-type="float" office:value="11.753315475726" calcext:value-type="float">
            <text:p>12</text:p>
          </table:table-cell>
          <table:table-cell table:style-name="ce67" table:formula="of:=[.$A6]/SQRT([.M$4])*[.$C$1]*[.$C$2]/500*[.$F$2]/100" office:value-type="float" office:value="10.5124849458895" calcext:value-type="float">
            <text:p>11</text:p>
          </table:table-cell>
          <table:table-cell table:number-columns-repeated="2"/>
          <table:table-cell table:style-name="ce65" office:value-type="float" office:value="10" calcext:value-type="float">
            <text:p>10</text:p>
          </table:table-cell>
          <table:table-cell table:formula="of:=(100-[.P6])*(100-[.P6])/[.$F$1]" office:value-type="float" office:value="112.5" calcext:value-type="float">
            <text:p>113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S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/>
          <table:table-cell office:value-type="float" office:value="50" calcext:value-type="float">
            <text:p>50</text:p>
          </table:table-cell>
          <table:table-cell table:formula="of:=SQRT([.X6])*10" office:value-type="float" office:value="70.7106781186548" calcext:value-type="float">
            <text:p>71</text:p>
          </table:table-cell>
          <table:table-cell table:number-columns-repeated="999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/SQRT([.B$4])*[.$C$1]*[.$C$2]/500*[.$F$2]/100" office:value-type="float" office:value="61.3796882316663" calcext:value-type="float">
            <text:p>61</text:p>
          </table:table-cell>
          <table:table-cell table:style-name="ce67" table:formula="of:=[.$A7]/SQRT([.C$4])*[.$C$1]*[.$C$2]/500*[.$F$2]/100" office:value-type="float" office:value="49.8650944458639" calcext:value-type="float">
            <text:p>50</text:p>
          </table:table-cell>
          <table:table-cell table:style-name="ce67" table:formula="of:=[.$A7]/SQRT([.D$4])*[.$C$1]*[.$C$2]/500*[.$F$2]/100" office:value-type="float" office:value="40.714679122686" calcext:value-type="float">
            <text:p>41</text:p>
          </table:table-cell>
          <table:table-cell table:style-name="ce67" table:formula="of:=[.$A7]/SQRT([.E$4])*[.$C$1]*[.$C$2]/500*[.$F$2]/100" office:value-type="float" office:value="35.259946427178" calcext:value-type="float">
            <text:p>35</text:p>
          </table:table-cell>
          <table:table-cell table:style-name="ce67" table:formula="of:=[.$A7]/SQRT([.F$4])*[.$C$1]*[.$C$2]/500*[.$F$2]/100" office:value-type="float" office:value="31.5374548376684" calcext:value-type="float">
            <text:p>32</text:p>
          </table:table-cell>
          <table:table-cell table:style-name="ce67" table:formula="of:=[.$A7]/SQRT([.G$4])*[.$C$1]*[.$C$2]/500*[.$F$2]/100" office:value-type="float" office:value="28.7896257014856" calcext:value-type="float">
            <text:p>29</text:p>
          </table:table-cell>
          <table:table-cell table:style-name="ce67" table:formula="of:=[.$A7]/SQRT([.H$4])*[.$C$1]*[.$C$2]/500*[.$F$2]/100" office:value-type="float" office:value="26.6540141393638" calcext:value-type="float">
            <text:p>27</text:p>
          </table:table-cell>
          <table:table-cell table:style-name="ce67" table:formula="of:=[.$A7]/SQRT([.I$4])*[.$C$1]*[.$C$2]/500*[.$F$2]/100" office:value-type="float" office:value="24.9325472229319" calcext:value-type="float">
            <text:p>25</text:p>
          </table:table-cell>
          <table:table-cell table:style-name="ce67" table:formula="of:=[.$A7]/SQRT([.J$4])*[.$C$1]*[.$C$2]/500*[.$F$2]/100" office:value-type="float" office:value="22.3003481770798" calcext:value-type="float">
            <text:p>22</text:p>
          </table:table-cell>
          <table:table-cell table:style-name="ce67" table:formula="of:=[.$A7]/SQRT([.K$4])*[.$C$1]*[.$C$2]/500*[.$F$2]/100" office:value-type="float" office:value="20.357339561343" calcext:value-type="float">
            <text:p>20</text:p>
          </table:table-cell>
          <table:table-cell table:style-name="ce67" table:formula="of:=[.$A7]/SQRT([.L$4])*[.$C$1]*[.$C$2]/500*[.$F$2]/100" office:value-type="float" office:value="17.629973213589" calcext:value-type="float">
            <text:p>18</text:p>
          </table:table-cell>
          <table:table-cell table:style-name="ce67" table:formula="of:=[.$A7]/SQRT([.M$4])*[.$C$1]*[.$C$2]/500*[.$F$2]/100" office:value-type="float" office:value="15.7687274188342" calcext:value-type="float">
            <text:p>16</text:p>
          </table:table-cell>
          <table:table-cell table:number-columns-repeated="2"/>
          <table:table-cell table:style-name="ce65" office:value-type="float" office:value="15" calcext:value-type="float">
            <text:p>15</text:p>
          </table:table-cell>
          <table:table-cell table:formula="of:=(100-[.P7])*(100-[.P7])/[.$F$1]" office:value-type="float" office:value="100.347222222222" calcext:value-type="float">
            <text:p>100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S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QRT([.X7])*10" office:value-type="float" office:value="86.6025403784439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/SQRT([.B$4])*[.$C$1]*[.$C$2]/500*[.$F$2]/100" office:value-type="float" office:value="81.8395843088884" calcext:value-type="float">
            <text:p>82</text:p>
          </table:table-cell>
          <table:table-cell table:style-name="ce67" table:formula="of:=[.$A8]/SQRT([.C$4])*[.$C$1]*[.$C$2]/500*[.$F$2]/100" office:value-type="float" office:value="66.4867925944852" calcext:value-type="float">
            <text:p>66</text:p>
          </table:table-cell>
          <table:table-cell table:style-name="ce67" table:formula="of:=[.$A8]/SQRT([.D$4])*[.$C$1]*[.$C$2]/500*[.$F$2]/100" office:value-type="float" office:value="54.286238830248" calcext:value-type="float">
            <text:p>54</text:p>
          </table:table-cell>
          <table:table-cell table:style-name="ce67" table:formula="of:=[.$A8]/SQRT([.E$4])*[.$C$1]*[.$C$2]/500*[.$F$2]/100" office:value-type="float" office:value="47.013261902904" calcext:value-type="float">
            <text:p>47</text:p>
          </table:table-cell>
          <table:table-cell table:style-name="ce67" table:formula="of:=[.$A8]/SQRT([.F$4])*[.$C$1]*[.$C$2]/500*[.$F$2]/100" office:value-type="float" office:value="42.0499397835578" calcext:value-type="float">
            <text:p>42</text:p>
          </table:table-cell>
          <table:table-cell table:style-name="ce67" table:formula="of:=[.$A8]/SQRT([.G$4])*[.$C$1]*[.$C$2]/500*[.$F$2]/100" office:value-type="float" office:value="38.3861676019808" calcext:value-type="float">
            <text:p>38</text:p>
          </table:table-cell>
          <table:table-cell table:style-name="ce67" table:formula="of:=[.$A8]/SQRT([.H$4])*[.$C$1]*[.$C$2]/500*[.$F$2]/100" office:value-type="float" office:value="35.5386855191518" calcext:value-type="float">
            <text:p>36</text:p>
          </table:table-cell>
          <table:table-cell table:style-name="ce67" table:formula="of:=[.$A8]/SQRT([.I$4])*[.$C$1]*[.$C$2]/500*[.$F$2]/100" office:value-type="float" office:value="33.2433962972426" calcext:value-type="float">
            <text:p>33</text:p>
          </table:table-cell>
          <table:table-cell table:style-name="ce67" table:formula="of:=[.$A8]/SQRT([.J$4])*[.$C$1]*[.$C$2]/500*[.$F$2]/100" office:value-type="float" office:value="29.7337975694397" calcext:value-type="float">
            <text:p>30</text:p>
          </table:table-cell>
          <table:table-cell table:style-name="ce67" table:formula="of:=[.$A8]/SQRT([.K$4])*[.$C$1]*[.$C$2]/500*[.$F$2]/100" office:value-type="float" office:value="27.143119415124" calcext:value-type="float">
            <text:p>27</text:p>
          </table:table-cell>
          <table:table-cell table:style-name="ce67" table:formula="of:=[.$A8]/SQRT([.L$4])*[.$C$1]*[.$C$2]/500*[.$F$2]/100" office:value-type="float" office:value="23.506630951452" calcext:value-type="float">
            <text:p>24</text:p>
          </table:table-cell>
          <table:table-cell table:style-name="ce67" table:formula="of:=[.$A8]/SQRT([.M$4])*[.$C$1]*[.$C$2]/500*[.$F$2]/100" office:value-type="float" office:value="21.0249698917789" calcext:value-type="float">
            <text:p>21</text:p>
          </table:table-cell>
          <table:table-cell table:number-columns-repeated="2"/>
          <table:table-cell table:style-name="ce65" office:value-type="float" office:value="20" calcext:value-type="float">
            <text:p>20</text:p>
          </table:table-cell>
          <table:table-cell table:formula="of:=(100-[.P8])*(100-[.P8])/[.$F$1]" office:value-type="float" office:value="88.8888888888889" calcext:value-type="float">
            <text:p>89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S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QRT([.X8])*10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/SQRT([.B$4])*[.$C$1]*[.$C$2]/500*[.$F$2]/100" office:value-type="float" office:value="102.299480386111" calcext:value-type="float">
            <text:p>102</text:p>
          </table:table-cell>
          <table:table-cell table:style-name="ce67" table:formula="of:=[.$A9]/SQRT([.C$4])*[.$C$1]*[.$C$2]/500*[.$F$2]/100" office:value-type="float" office:value="83.1084907431065" calcext:value-type="float">
            <text:p>83</text:p>
          </table:table-cell>
          <table:table-cell table:style-name="ce67" table:formula="of:=[.$A9]/SQRT([.D$4])*[.$C$1]*[.$C$2]/500*[.$F$2]/100" office:value-type="float" office:value="67.85779853781" calcext:value-type="float">
            <text:p>68</text:p>
          </table:table-cell>
          <table:table-cell table:style-name="ce67" table:formula="of:=[.$A9]/SQRT([.E$4])*[.$C$1]*[.$C$2]/500*[.$F$2]/100" office:value-type="float" office:value="58.76657737863" calcext:value-type="float">
            <text:p>59</text:p>
          </table:table-cell>
          <table:table-cell table:style-name="ce67" table:formula="of:=[.$A9]/SQRT([.F$4])*[.$C$1]*[.$C$2]/500*[.$F$2]/100" office:value-type="float" office:value="52.5624247294473" calcext:value-type="float">
            <text:p>53</text:p>
          </table:table-cell>
          <table:table-cell table:style-name="ce67" table:formula="of:=[.$A9]/SQRT([.G$4])*[.$C$1]*[.$C$2]/500*[.$F$2]/100" office:value-type="float" office:value="47.9827095024761" calcext:value-type="float">
            <text:p>48</text:p>
          </table:table-cell>
          <table:table-cell table:style-name="ce67" table:formula="of:=[.$A9]/SQRT([.H$4])*[.$C$1]*[.$C$2]/500*[.$F$2]/100" office:value-type="float" office:value="44.4233568989398" calcext:value-type="float">
            <text:p>44</text:p>
          </table:table-cell>
          <table:table-cell table:style-name="ce67" table:formula="of:=[.$A9]/SQRT([.I$4])*[.$C$1]*[.$C$2]/500*[.$F$2]/100" office:value-type="float" office:value="41.5542453715533" calcext:value-type="float">
            <text:p>42</text:p>
          </table:table-cell>
          <table:table-cell table:style-name="ce67" table:formula="of:=[.$A9]/SQRT([.J$4])*[.$C$1]*[.$C$2]/500*[.$F$2]/100" office:value-type="float" office:value="37.1672469617996" calcext:value-type="float">
            <text:p>37</text:p>
          </table:table-cell>
          <table:table-cell table:style-name="ce67" table:formula="of:=[.$A9]/SQRT([.K$4])*[.$C$1]*[.$C$2]/500*[.$F$2]/100" office:value-type="float" office:value="33.928899268905" calcext:value-type="float">
            <text:p>34</text:p>
          </table:table-cell>
          <table:table-cell table:style-name="ce67" table:formula="of:=[.$A9]/SQRT([.L$4])*[.$C$1]*[.$C$2]/500*[.$F$2]/100" office:value-type="float" office:value="29.383288689315" calcext:value-type="float">
            <text:p>29</text:p>
          </table:table-cell>
          <table:table-cell table:style-name="ce67" table:formula="of:=[.$A9]/SQRT([.M$4])*[.$C$1]*[.$C$2]/500*[.$F$2]/100" office:value-type="float" office:value="26.2812123647236" calcext:value-type="float">
            <text:p>26</text:p>
          </table:table-cell>
          <table:table-cell table:number-columns-repeated="2"/>
          <table:table-cell table:style-name="ce65" office:value-type="float" office:value="25" calcext:value-type="float">
            <text:p>25</text:p>
          </table:table-cell>
          <table:table-cell table:formula="of:=(100-[.P9])*(100-[.P9])/[.$F$1]" office:value-type="float" office:value="78.125" calcext:value-type="float">
            <text:p>7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S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QRT([.X9])*10" office:value-type="float" office:value="111.80339887499" calcext:value-type="float">
            <text:p>112</text:p>
          </table:table-cell>
          <table:table-cell table:number-columns-repeated="999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/SQRT([.B$4])*[.$C$1]*[.$C$2]/500*[.$F$2]/100" office:value-type="float" office:value="122.759376463333" calcext:value-type="float">
            <text:p>123</text:p>
          </table:table-cell>
          <table:table-cell table:style-name="ce67" table:formula="of:=[.$A10]/SQRT([.C$4])*[.$C$1]*[.$C$2]/500*[.$F$2]/100" office:value-type="float" office:value="99.7301888917278" calcext:value-type="float">
            <text:p>100</text:p>
          </table:table-cell>
          <table:table-cell table:style-name="ce67" table:formula="of:=[.$A10]/SQRT([.D$4])*[.$C$1]*[.$C$2]/500*[.$F$2]/100" office:value-type="float" office:value="81.429358245372" calcext:value-type="float">
            <text:p>81</text:p>
          </table:table-cell>
          <table:table-cell table:style-name="ce67" table:formula="of:=[.$A10]/SQRT([.E$4])*[.$C$1]*[.$C$2]/500*[.$F$2]/100" office:value-type="float" office:value="70.5198928543561" calcext:value-type="float">
            <text:p>71</text:p>
          </table:table-cell>
          <table:table-cell table:style-name="ce67" table:formula="of:=[.$A10]/SQRT([.F$4])*[.$C$1]*[.$C$2]/500*[.$F$2]/100" office:value-type="float" office:value="63.0749096753367" calcext:value-type="float">
            <text:p>63</text:p>
          </table:table-cell>
          <table:table-cell table:style-name="ce67" table:formula="of:=[.$A10]/SQRT([.G$4])*[.$C$1]*[.$C$2]/500*[.$F$2]/100" office:value-type="float" office:value="57.5792514029713" calcext:value-type="float">
            <text:p>58</text:p>
          </table:table-cell>
          <table:table-cell table:style-name="ce67" table:formula="of:=[.$A10]/SQRT([.H$4])*[.$C$1]*[.$C$2]/500*[.$F$2]/100" office:value-type="float" office:value="53.3080282787277" calcext:value-type="float">
            <text:p>53</text:p>
          </table:table-cell>
          <table:table-cell table:style-name="ce67" table:formula="of:=[.$A10]/SQRT([.I$4])*[.$C$1]*[.$C$2]/500*[.$F$2]/100" office:value-type="float" office:value="49.8650944458639" calcext:value-type="float">
            <text:p>50</text:p>
          </table:table-cell>
          <table:table-cell table:style-name="ce67" table:formula="of:=[.$A10]/SQRT([.J$4])*[.$C$1]*[.$C$2]/500*[.$F$2]/100" office:value-type="float" office:value="44.6006963541596" calcext:value-type="float">
            <text:p>45</text:p>
          </table:table-cell>
          <table:table-cell table:style-name="ce67" table:formula="of:=[.$A10]/SQRT([.K$4])*[.$C$1]*[.$C$2]/500*[.$F$2]/100" office:value-type="float" office:value="40.714679122686" calcext:value-type="float">
            <text:p>41</text:p>
          </table:table-cell>
          <table:table-cell table:style-name="ce67" table:formula="of:=[.$A10]/SQRT([.L$4])*[.$C$1]*[.$C$2]/500*[.$F$2]/100" office:value-type="float" office:value="35.259946427178" calcext:value-type="float">
            <text:p>35</text:p>
          </table:table-cell>
          <table:table-cell table:style-name="ce67" table:formula="of:=[.$A10]/SQRT([.M$4])*[.$C$1]*[.$C$2]/500*[.$F$2]/100" office:value-type="float" office:value="31.5374548376684" calcext:value-type="float">
            <text:p>32</text:p>
          </table:table-cell>
          <table:table-cell table:number-columns-repeated="2"/>
          <table:table-cell table:style-name="ce65" office:value-type="float" office:value="30" calcext:value-type="float">
            <text:p>30</text:p>
          </table:table-cell>
          <table:table-cell table:formula="of:=(100-[.P10])*(100-[.P10])/[.$F$1]" office:value-type="float" office:value="68.0555555555556" calcext:value-type="float">
            <text:p>68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S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QRT([.X10])*10" office:value-type="float" office:value="122.474487139159" calcext:value-type="float">
            <text:p>122</text:p>
          </table:table-cell>
          <table:table-cell table:number-columns-repeated="999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/SQRT([.B$4])*[.$C$1]*[.$C$2]/500*[.$F$2]/100" office:value-type="float" office:value="143.219272540555" calcext:value-type="float">
            <text:p>143</text:p>
          </table:table-cell>
          <table:table-cell table:style-name="ce67" table:formula="of:=[.$A11]/SQRT([.C$4])*[.$C$1]*[.$C$2]/500*[.$F$2]/100" office:value-type="float" office:value="116.351887040349" calcext:value-type="float">
            <text:p>116</text:p>
          </table:table-cell>
          <table:table-cell table:style-name="ce67" table:formula="of:=[.$A11]/SQRT([.D$4])*[.$C$1]*[.$C$2]/500*[.$F$2]/100" office:value-type="float" office:value="95.000917952934" calcext:value-type="float">
            <text:p>95</text:p>
          </table:table-cell>
          <table:table-cell table:style-name="ce67" table:formula="of:=[.$A11]/SQRT([.E$4])*[.$C$1]*[.$C$2]/500*[.$F$2]/100" office:value-type="float" office:value="82.273208330082" calcext:value-type="float">
            <text:p>82</text:p>
          </table:table-cell>
          <table:table-cell table:style-name="ce67" table:formula="of:=[.$A11]/SQRT([.F$4])*[.$C$1]*[.$C$2]/500*[.$F$2]/100" office:value-type="float" office:value="73.5873946212262" calcext:value-type="float">
            <text:p>74</text:p>
          </table:table-cell>
          <table:table-cell table:style-name="ce67" table:formula="of:=[.$A11]/SQRT([.G$4])*[.$C$1]*[.$C$2]/500*[.$F$2]/100" office:value-type="float" office:value="67.1757933034665" calcext:value-type="float">
            <text:p>67</text:p>
          </table:table-cell>
          <table:table-cell table:style-name="ce67" table:formula="of:=[.$A11]/SQRT([.H$4])*[.$C$1]*[.$C$2]/500*[.$F$2]/100" office:value-type="float" office:value="62.1926996585156" calcext:value-type="float">
            <text:p>62</text:p>
          </table:table-cell>
          <table:table-cell table:style-name="ce67" table:formula="of:=[.$A11]/SQRT([.I$4])*[.$C$1]*[.$C$2]/500*[.$F$2]/100" office:value-type="float" office:value="58.1759435201746" calcext:value-type="float">
            <text:p>58</text:p>
          </table:table-cell>
          <table:table-cell table:style-name="ce67" table:formula="of:=[.$A11]/SQRT([.J$4])*[.$C$1]*[.$C$2]/500*[.$F$2]/100" office:value-type="float" office:value="52.0341457465195" calcext:value-type="float">
            <text:p>52</text:p>
          </table:table-cell>
          <table:table-cell table:style-name="ce67" table:formula="of:=[.$A11]/SQRT([.K$4])*[.$C$1]*[.$C$2]/500*[.$F$2]/100" office:value-type="float" office:value="47.500458976467" calcext:value-type="float">
            <text:p>48</text:p>
          </table:table-cell>
          <table:table-cell table:style-name="ce67" table:formula="of:=[.$A11]/SQRT([.L$4])*[.$C$1]*[.$C$2]/500*[.$F$2]/100" office:value-type="float" office:value="41.136604165041" calcext:value-type="float">
            <text:p>41</text:p>
          </table:table-cell>
          <table:table-cell table:style-name="ce67" table:formula="of:=[.$A11]/SQRT([.M$4])*[.$C$1]*[.$C$2]/500*[.$F$2]/100" office:value-type="float" office:value="36.7936973106131" calcext:value-type="float">
            <text:p>37</text:p>
          </table:table-cell>
          <table:table-cell table:number-columns-repeated="2"/>
          <table:table-cell table:style-name="ce65" office:value-type="float" office:value="35" calcext:value-type="float">
            <text:p>35</text:p>
          </table:table-cell>
          <table:table-cell table:formula="of:=(100-[.P11])*(100-[.P11])/[.$F$1]" office:value-type="float" office:value="58.6805555555556" calcext:value-type="float">
            <text:p>59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S11]+10))*47" office:value-type="float" office:value="135.947857600397" calcext:value-type="float">
            <text:p>136</text:p>
          </table:table-cell>
          <table:table-cell table:style-name="ce74" table:number-columns-repeated="2"/>
          <table:table-cell/>
          <table:table-cell office:value-type="float" office:value="175" calcext:value-type="float">
            <text:p>175</text:p>
          </table:table-cell>
          <table:table-cell table:formula="of:=SQRT([.X11])*10" office:value-type="float" office:value="132.28756555323" calcext:value-type="float">
            <text:p>132</text:p>
          </table:table-cell>
          <table:table-cell table:number-columns-repeated="999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/SQRT([.B$4])*[.$C$1]*[.$C$2]/500*[.$F$2]/100" office:value-type="float" office:value="163.679168617777" calcext:value-type="float">
            <text:p>164</text:p>
          </table:table-cell>
          <table:table-cell table:style-name="ce67" table:formula="of:=[.$A12]/SQRT([.C$4])*[.$C$1]*[.$C$2]/500*[.$F$2]/100" office:value-type="float" office:value="132.97358518897" calcext:value-type="float">
            <text:p>133</text:p>
          </table:table-cell>
          <table:table-cell table:style-name="ce67" table:formula="of:=[.$A12]/SQRT([.D$4])*[.$C$1]*[.$C$2]/500*[.$F$2]/100" office:value-type="float" office:value="108.572477660496" calcext:value-type="float">
            <text:p>109</text:p>
          </table:table-cell>
          <table:table-cell table:style-name="ce67" table:formula="of:=[.$A12]/SQRT([.E$4])*[.$C$1]*[.$C$2]/500*[.$F$2]/100" office:value-type="float" office:value="94.026523805808" calcext:value-type="float">
            <text:p>94</text:p>
          </table:table-cell>
          <table:table-cell table:style-name="ce67" table:formula="of:=[.$A12]/SQRT([.F$4])*[.$C$1]*[.$C$2]/500*[.$F$2]/100" office:value-type="float" office:value="84.0998795671156" calcext:value-type="float">
            <text:p>84</text:p>
          </table:table-cell>
          <table:table-cell table:style-name="ce67" table:formula="of:=[.$A12]/SQRT([.G$4])*[.$C$1]*[.$C$2]/500*[.$F$2]/100" office:value-type="float" office:value="76.7723352039617" calcext:value-type="float">
            <text:p>77</text:p>
          </table:table-cell>
          <table:table-cell table:style-name="ce67" table:formula="of:=[.$A12]/SQRT([.H$4])*[.$C$1]*[.$C$2]/500*[.$F$2]/100" office:value-type="float" office:value="71.0773710383036" calcext:value-type="float">
            <text:p>71</text:p>
          </table:table-cell>
          <table:table-cell table:style-name="ce67" table:formula="of:=[.$A12]/SQRT([.I$4])*[.$C$1]*[.$C$2]/500*[.$F$2]/100" office:value-type="float" office:value="66.4867925944852" calcext:value-type="float">
            <text:p>66</text:p>
          </table:table-cell>
          <table:table-cell table:style-name="ce67" table:formula="of:=[.$A12]/SQRT([.J$4])*[.$C$1]*[.$C$2]/500*[.$F$2]/100" office:value-type="float" office:value="59.4675951388794" calcext:value-type="float">
            <text:p>59</text:p>
          </table:table-cell>
          <table:table-cell table:style-name="ce67" table:formula="of:=[.$A12]/SQRT([.K$4])*[.$C$1]*[.$C$2]/500*[.$F$2]/100" office:value-type="float" office:value="54.286238830248" calcext:value-type="float">
            <text:p>54</text:p>
          </table:table-cell>
          <table:table-cell table:style-name="ce67" table:formula="of:=[.$A12]/SQRT([.L$4])*[.$C$1]*[.$C$2]/500*[.$F$2]/100" office:value-type="float" office:value="47.013261902904" calcext:value-type="float">
            <text:p>47</text:p>
          </table:table-cell>
          <table:table-cell table:style-name="ce67" table:formula="of:=[.$A12]/SQRT([.M$4])*[.$C$1]*[.$C$2]/500*[.$F$2]/100" office:value-type="float" office:value="42.0499397835578" calcext:value-type="float">
            <text:p>42</text:p>
          </table:table-cell>
          <table:table-cell table:number-columns-repeated="2"/>
          <table:table-cell table:style-name="ce65" office:value-type="float" office:value="40" calcext:value-type="float">
            <text:p>40</text:p>
          </table:table-cell>
          <table:table-cell table:formula="of:=(100-[.P12])*(100-[.P12])/[.$F$1]" office:value-type="float" office:value="50" calcext:value-type="float">
            <text:p>50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S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/>
          <table:table-cell office:value-type="float" office:value="200" calcext:value-type="float">
            <text:p>200</text:p>
          </table:table-cell>
          <table:table-cell table:formula="of:=SQRT([.X12])*10" office:value-type="float" office:value="141.42135623731" calcext:value-type="float">
            <text:p>141</text:p>
          </table:table-cell>
          <table:table-cell table:number-columns-repeated="999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/SQRT([.B$4])*[.$C$1]*[.$C$2]/500*[.$F$2]/100" office:value-type="float" office:value="184.139064694999" calcext:value-type="float">
            <text:p>184</text:p>
          </table:table-cell>
          <table:table-cell table:style-name="ce67" table:formula="of:=[.$A13]/SQRT([.C$4])*[.$C$1]*[.$C$2]/500*[.$F$2]/100" office:value-type="float" office:value="149.595283337592" calcext:value-type="float">
            <text:p>150</text:p>
          </table:table-cell>
          <table:table-cell table:style-name="ce67" table:formula="of:=[.$A13]/SQRT([.D$4])*[.$C$1]*[.$C$2]/500*[.$F$2]/100" office:value-type="float" office:value="122.144037368058" calcext:value-type="float">
            <text:p>122</text:p>
          </table:table-cell>
          <table:table-cell table:style-name="ce67" table:formula="of:=[.$A13]/SQRT([.E$4])*[.$C$1]*[.$C$2]/500*[.$F$2]/100" office:value-type="float" office:value="105.779839281534" calcext:value-type="float">
            <text:p>106</text:p>
          </table:table-cell>
          <table:table-cell table:style-name="ce67" table:formula="of:=[.$A13]/SQRT([.F$4])*[.$C$1]*[.$C$2]/500*[.$F$2]/100" office:value-type="float" office:value="94.612364513005" calcext:value-type="float">
            <text:p>95</text:p>
          </table:table-cell>
          <table:table-cell table:style-name="ce67" table:formula="of:=[.$A13]/SQRT([.G$4])*[.$C$1]*[.$C$2]/500*[.$F$2]/100" office:value-type="float" office:value="86.3688771044569" calcext:value-type="float">
            <text:p>86</text:p>
          </table:table-cell>
          <table:table-cell table:style-name="ce67" table:formula="of:=[.$A13]/SQRT([.H$4])*[.$C$1]*[.$C$2]/500*[.$F$2]/100" office:value-type="float" office:value="79.9620424180915" calcext:value-type="float">
            <text:p>80</text:p>
          </table:table-cell>
          <table:table-cell table:style-name="ce67" table:formula="of:=[.$A13]/SQRT([.I$4])*[.$C$1]*[.$C$2]/500*[.$F$2]/100" office:value-type="float" office:value="74.7976416687959" calcext:value-type="float">
            <text:p>75</text:p>
          </table:table-cell>
          <table:table-cell table:style-name="ce67" table:formula="of:=[.$A13]/SQRT([.J$4])*[.$C$1]*[.$C$2]/500*[.$F$2]/100" office:value-type="float" office:value="66.9010445312393" calcext:value-type="float">
            <text:p>67</text:p>
          </table:table-cell>
          <table:table-cell table:style-name="ce67" table:formula="of:=[.$A13]/SQRT([.K$4])*[.$C$1]*[.$C$2]/500*[.$F$2]/100" office:value-type="float" office:value="61.072018684029" calcext:value-type="float">
            <text:p>61</text:p>
          </table:table-cell>
          <table:table-cell table:style-name="ce67" table:formula="of:=[.$A13]/SQRT([.L$4])*[.$C$1]*[.$C$2]/500*[.$F$2]/100" office:value-type="float" office:value="52.889919640767" calcext:value-type="float">
            <text:p>53</text:p>
          </table:table-cell>
          <table:table-cell table:style-name="ce67" table:formula="of:=[.$A13]/SQRT([.M$4])*[.$C$1]*[.$C$2]/500*[.$F$2]/100" office:value-type="float" office:value="47.3061822565025" calcext:value-type="float">
            <text:p>47</text:p>
          </table:table-cell>
          <table:table-cell table:number-columns-repeated="2"/>
          <table:table-cell table:style-name="ce65" office:value-type="float" office:value="50" calcext:value-type="float">
            <text:p>50</text:p>
          </table:table-cell>
          <table:table-cell table:formula="of:=(100-[.P13])*(100-[.P13])/[.$F$1]" office:value-type="float" office:value="34.7222222222222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S13]+10))*47" office:value-type="float" office:value="144.763303547328" calcext:value-type="float">
            <text:p>145</text:p>
          </table:table-cell>
          <table:table-cell table:style-name="ce74" table:number-columns-repeated="2"/>
          <table:table-cell/>
          <table:table-cell office:value-type="float" office:value="250" calcext:value-type="float">
            <text:p>250</text:p>
          </table:table-cell>
          <table:table-cell table:formula="of:=SQRT([.X13])*10" office:value-type="float" office:value="158.113883008419" calcext:value-type="float">
            <text:p>158</text:p>
          </table:table-cell>
          <table:table-cell table:number-columns-repeated="999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$A14]/SQRT([.B$4])*[.$C$1]*[.$C$2]/500*[.$F$2]/100" office:value-type="float" office:value="204.598960772221" calcext:value-type="float">
            <text:p>205</text:p>
          </table:table-cell>
          <table:table-cell table:style-name="ce67" table:formula="of:=[.$A14]/SQRT([.C$4])*[.$C$1]*[.$C$2]/500*[.$F$2]/100" office:value-type="float" office:value="166.216981486213" calcext:value-type="float">
            <text:p>166</text:p>
          </table:table-cell>
          <table:table-cell table:style-name="ce67" table:formula="of:=[.$A14]/SQRT([.D$4])*[.$C$1]*[.$C$2]/500*[.$F$2]/100" office:value-type="float" office:value="135.71559707562" calcext:value-type="float">
            <text:p>136</text:p>
          </table:table-cell>
          <table:table-cell table:style-name="ce67" table:formula="of:=[.$A14]/SQRT([.E$4])*[.$C$1]*[.$C$2]/500*[.$F$2]/100" office:value-type="float" office:value="117.53315475726" calcext:value-type="float">
            <text:p>118</text:p>
          </table:table-cell>
          <table:table-cell table:style-name="ce67" table:formula="of:=[.$A14]/SQRT([.F$4])*[.$C$1]*[.$C$2]/500*[.$F$2]/100" office:value-type="float" office:value="105.124849458895" calcext:value-type="float">
            <text:p>105</text:p>
          </table:table-cell>
          <table:table-cell table:style-name="ce67" table:formula="of:=[.$A14]/SQRT([.G$4])*[.$C$1]*[.$C$2]/500*[.$F$2]/100" office:value-type="float" office:value="95.9654190049521" calcext:value-type="float">
            <text:p>96</text:p>
          </table:table-cell>
          <table:table-cell table:style-name="ce67" table:formula="of:=[.$A14]/SQRT([.H$4])*[.$C$1]*[.$C$2]/500*[.$F$2]/100" office:value-type="float" office:value="88.8467137978795" calcext:value-type="float">
            <text:p>89</text:p>
          </table:table-cell>
          <table:table-cell table:style-name="ce67" table:formula="of:=[.$A14]/SQRT([.I$4])*[.$C$1]*[.$C$2]/500*[.$F$2]/100" office:value-type="float" office:value="83.1084907431065" calcext:value-type="float">
            <text:p>83</text:p>
          </table:table-cell>
          <table:table-cell table:style-name="ce67" table:formula="of:=[.$A14]/SQRT([.J$4])*[.$C$1]*[.$C$2]/500*[.$F$2]/100" office:value-type="float" office:value="74.3344939235993" calcext:value-type="float">
            <text:p>74</text:p>
          </table:table-cell>
          <table:table-cell table:style-name="ce67" table:formula="of:=[.$A14]/SQRT([.K$4])*[.$C$1]*[.$C$2]/500*[.$F$2]/100" office:value-type="float" office:value="67.85779853781" calcext:value-type="float">
            <text:p>68</text:p>
          </table:table-cell>
          <table:table-cell table:style-name="ce67" table:formula="of:=[.$A14]/SQRT([.L$4])*[.$C$1]*[.$C$2]/500*[.$F$2]/100" office:value-type="float" office:value="58.76657737863" calcext:value-type="float">
            <text:p>59</text:p>
          </table:table-cell>
          <table:table-cell table:style-name="ce67" table:formula="of:=[.$A14]/SQRT([.M$4])*[.$C$1]*[.$C$2]/500*[.$F$2]/100" office:value-type="float" office:value="52.5624247294473" calcext:value-type="float">
            <text:p>53</text:p>
          </table:table-cell>
          <table:table-cell table:style-name="ce67" table:number-columns-repeated="2"/>
          <table:table-cell table:style-name="ce71" office:value-type="float" office:value="60" calcext:value-type="float">
            <text:p>60</text:p>
          </table:table-cell>
          <table:table-cell table:formula="of:=(100-[.P14])*(100-[.P14])/[.$F$1]" office:value-type="float" office:value="22.2222222222222" calcext:value-type="float">
            <text:p>22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S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/>
          <table:table-cell table:style-name="ce109" office:value-type="float" office:value="300" calcext:value-type="float">
            <text:p>300</text:p>
          </table:table-cell>
          <table:table-cell table:formula="of:=SQRT([.X14])*10" office:value-type="float" office:value="173.205080756888" calcext:value-type="float">
            <text:p>173</text:p>
          </table:table-cell>
          <table:table-cell table:style-name="ce67" table:number-columns-repeated="999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/SQRT([.B$4])*[.$C$1]*[.$C$2]/500*[.$F$2]/100" office:value-type="float" office:value="225.058856849443" calcext:value-type="float">
            <text:p>225</text:p>
          </table:table-cell>
          <table:table-cell table:style-name="ce67" table:formula="of:=[.$A15]/SQRT([.C$4])*[.$C$1]*[.$C$2]/500*[.$F$2]/100" office:value-type="float" office:value="182.838679634834" calcext:value-type="float">
            <text:p>183</text:p>
          </table:table-cell>
          <table:table-cell table:style-name="ce67" table:formula="of:=[.$A15]/SQRT([.D$4])*[.$C$1]*[.$C$2]/500*[.$F$2]/100" office:value-type="float" office:value="149.287156783182" calcext:value-type="float">
            <text:p>149</text:p>
          </table:table-cell>
          <table:table-cell table:style-name="ce67" table:formula="of:=[.$A15]/SQRT([.E$4])*[.$C$1]*[.$C$2]/500*[.$F$2]/100" office:value-type="float" office:value="129.286470232986" calcext:value-type="float">
            <text:p>129</text:p>
          </table:table-cell>
          <table:table-cell table:style-name="ce67" table:formula="of:=[.$A15]/SQRT([.F$4])*[.$C$1]*[.$C$2]/500*[.$F$2]/100" office:value-type="float" office:value="115.637334404784" calcext:value-type="float">
            <text:p>116</text:p>
          </table:table-cell>
          <table:table-cell table:style-name="ce67" table:formula="of:=[.$A15]/SQRT([.G$4])*[.$C$1]*[.$C$2]/500*[.$F$2]/100" office:value-type="float" office:value="105.561960905447" calcext:value-type="float">
            <text:p>106</text:p>
          </table:table-cell>
          <table:table-cell table:style-name="ce67" table:formula="of:=[.$A15]/SQRT([.H$4])*[.$C$1]*[.$C$2]/500*[.$F$2]/100" office:value-type="float" office:value="97.7313851776674" calcext:value-type="float">
            <text:p>98</text:p>
          </table:table-cell>
          <table:table-cell table:style-name="ce67" table:formula="of:=[.$A15]/SQRT([.I$4])*[.$C$1]*[.$C$2]/500*[.$F$2]/100" office:value-type="float" office:value="91.4193398174172" calcext:value-type="float">
            <text:p>91</text:p>
          </table:table-cell>
          <table:table-cell table:style-name="ce67" table:formula="of:=[.$A15]/SQRT([.J$4])*[.$C$1]*[.$C$2]/500*[.$F$2]/100" office:value-type="float" office:value="81.7679433159592" calcext:value-type="float">
            <text:p>82</text:p>
          </table:table-cell>
          <table:table-cell table:style-name="ce67" table:formula="of:=[.$A15]/SQRT([.K$4])*[.$C$1]*[.$C$2]/500*[.$F$2]/100" office:value-type="float" office:value="74.643578391591" calcext:value-type="float">
            <text:p>75</text:p>
          </table:table-cell>
          <table:table-cell table:style-name="ce67" table:formula="of:=[.$A15]/SQRT([.L$4])*[.$C$1]*[.$C$2]/500*[.$F$2]/100" office:value-type="float" office:value="64.643235116493" calcext:value-type="float">
            <text:p>65</text:p>
          </table:table-cell>
          <table:table-cell table:style-name="ce67" table:formula="of:=[.$A15]/SQRT([.M$4])*[.$C$1]*[.$C$2]/500*[.$F$2]/100" office:value-type="float" office:value="57.818667202392" calcext:value-type="float">
            <text:p>58</text:p>
          </table:table-cell>
          <table:table-cell table:number-columns-repeated="2"/>
          <table:table-cell table:style-name="ce65" office:value-type="float" office:value="70" calcext:value-type="float">
            <text:p>70</text:p>
          </table:table-cell>
          <table:table-cell table:formula="of:=(100-[.P15])*(100-[.P15])/[.$F$1]" office:value-type="float" office:value="12.5" calcext:value-type="float">
            <text:p>13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S15]+10))*47" office:value-type="float" office:value="152.210996501825" calcext:value-type="float">
            <text:p>152</text:p>
          </table:table-cell>
          <table:table-cell table:style-name="ce74" table:number-columns-repeated="2"/>
          <table:table-cell/>
          <table:table-cell office:value-type="float" office:value="400" calcext:value-type="float">
            <text:p>400</text:p>
          </table:table-cell>
          <table:table-cell table:formula="of:=SQRT([.X15])*10" office:value-type="float" office:value="200" calcext:value-type="float">
            <text:p>200</text:p>
          </table:table-cell>
          <table:table-cell table:number-columns-repeated="999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/SQRT([.B$4])*[.$C$1]*[.$C$2]/500*[.$F$2]/100" office:value-type="float" office:value="245.518752926665" calcext:value-type="float">
            <text:p>246</text:p>
          </table:table-cell>
          <table:table-cell table:style-name="ce67" table:formula="of:=[.$A16]/SQRT([.C$4])*[.$C$1]*[.$C$2]/500*[.$F$2]/100" office:value-type="float" office:value="199.460377783456" calcext:value-type="float">
            <text:p>199</text:p>
          </table:table-cell>
          <table:table-cell table:style-name="ce67" table:formula="of:=[.$A16]/SQRT([.D$4])*[.$C$1]*[.$C$2]/500*[.$F$2]/100" office:value-type="float" office:value="162.858716490744" calcext:value-type="float">
            <text:p>163</text:p>
          </table:table-cell>
          <table:table-cell table:style-name="ce67" table:formula="of:=[.$A16]/SQRT([.E$4])*[.$C$1]*[.$C$2]/500*[.$F$2]/100" office:value-type="float" office:value="141.039785708712" calcext:value-type="float">
            <text:p>141</text:p>
          </table:table-cell>
          <table:table-cell table:style-name="ce67" table:formula="of:=[.$A16]/SQRT([.F$4])*[.$C$1]*[.$C$2]/500*[.$F$2]/100" office:value-type="float" office:value="126.149819350673" calcext:value-type="float">
            <text:p>126</text:p>
          </table:table-cell>
          <table:table-cell table:style-name="ce67" table:formula="of:=[.$A16]/SQRT([.G$4])*[.$C$1]*[.$C$2]/500*[.$F$2]/100" office:value-type="float" office:value="115.158502805943" calcext:value-type="float">
            <text:p>115</text:p>
          </table:table-cell>
          <table:table-cell table:style-name="ce67" table:formula="of:=[.$A16]/SQRT([.H$4])*[.$C$1]*[.$C$2]/500*[.$F$2]/100" office:value-type="float" office:value="106.616056557455" calcext:value-type="float">
            <text:p>107</text:p>
          </table:table-cell>
          <table:table-cell table:style-name="ce67" table:formula="of:=[.$A16]/SQRT([.I$4])*[.$C$1]*[.$C$2]/500*[.$F$2]/100" office:value-type="float" office:value="99.7301888917278" calcext:value-type="float">
            <text:p>100</text:p>
          </table:table-cell>
          <table:table-cell table:style-name="ce67" table:formula="of:=[.$A16]/SQRT([.J$4])*[.$C$1]*[.$C$2]/500*[.$F$2]/100" office:value-type="float" office:value="89.2013927083191" calcext:value-type="float">
            <text:p>89</text:p>
          </table:table-cell>
          <table:table-cell table:style-name="ce67" table:formula="of:=[.$A16]/SQRT([.K$4])*[.$C$1]*[.$C$2]/500*[.$F$2]/100" office:value-type="float" office:value="81.429358245372" calcext:value-type="float">
            <text:p>81</text:p>
          </table:table-cell>
          <table:table-cell table:style-name="ce67" table:formula="of:=[.$A16]/SQRT([.L$4])*[.$C$1]*[.$C$2]/500*[.$F$2]/100" office:value-type="float" office:value="70.5198928543561" calcext:value-type="float">
            <text:p>71</text:p>
          </table:table-cell>
          <table:table-cell table:style-name="ce67" table:formula="of:=[.$A16]/SQRT([.M$4])*[.$C$1]*[.$C$2]/500*[.$F$2]/100" office:value-type="float" office:value="63.0749096753367" calcext:value-type="float">
            <text:p>63</text:p>
          </table:table-cell>
          <table:table-cell table:number-columns-repeated="2"/>
          <table:table-cell table:style-name="ce65" office:value-type="float" office:value="80" calcext:value-type="float">
            <text:p>80</text:p>
          </table:table-cell>
          <table:table-cell table:formula="of:=(100-[.P16])*(100-[.P16])/[.$F$1]" office:value-type="float" office:value="5.55555555555556" calcext:value-type="float">
            <text:p>6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formula="of:=SQRT([.X16])*10" office:value-type="float" office:value="223.606797749979" calcext:value-type="float">
            <text:p>224</text:p>
          </table:table-cell>
          <table:table-cell table:number-columns-repeated="999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/SQRT([.B$4])*[.$C$1]*[.$C$2]/500*[.$F$2]/100" office:value-type="float" office:value="265.978649003887" calcext:value-type="float">
            <text:p>266</text:p>
          </table:table-cell>
          <table:table-cell table:style-name="ce67" table:formula="of:=[.$A17]/SQRT([.C$4])*[.$C$1]*[.$C$2]/500*[.$F$2]/100" office:value-type="float" office:value="216.082075932077" calcext:value-type="float">
            <text:p>216</text:p>
          </table:table-cell>
          <table:table-cell table:style-name="ce67" table:formula="of:=[.$A17]/SQRT([.D$4])*[.$C$1]*[.$C$2]/500*[.$F$2]/100" office:value-type="float" office:value="176.430276198306" calcext:value-type="float">
            <text:p>176</text:p>
          </table:table-cell>
          <table:table-cell table:style-name="ce67" table:formula="of:=[.$A17]/SQRT([.E$4])*[.$C$1]*[.$C$2]/500*[.$F$2]/100" office:value-type="float" office:value="152.793101184438" calcext:value-type="float">
            <text:p>153</text:p>
          </table:table-cell>
          <table:table-cell table:style-name="ce67" table:formula="of:=[.$A17]/SQRT([.F$4])*[.$C$1]*[.$C$2]/500*[.$F$2]/100" office:value-type="float" office:value="136.662304296563" calcext:value-type="float">
            <text:p>137</text:p>
          </table:table-cell>
          <table:table-cell table:style-name="ce67" table:formula="of:=[.$A17]/SQRT([.G$4])*[.$C$1]*[.$C$2]/500*[.$F$2]/100" office:value-type="float" office:value="124.755044706438" calcext:value-type="float">
            <text:p>125</text:p>
          </table:table-cell>
          <table:table-cell table:style-name="ce67" table:formula="of:=[.$A17]/SQRT([.H$4])*[.$C$1]*[.$C$2]/500*[.$F$2]/100" office:value-type="float" office:value="115.500727937243" calcext:value-type="float">
            <text:p>116</text:p>
          </table:table-cell>
          <table:table-cell table:style-name="ce67" table:formula="of:=[.$A17]/SQRT([.I$4])*[.$C$1]*[.$C$2]/500*[.$F$2]/100" office:value-type="float" office:value="108.041037966038" calcext:value-type="float">
            <text:p>108</text:p>
          </table:table-cell>
          <table:table-cell table:style-name="ce67" table:formula="of:=[.$A17]/SQRT([.J$4])*[.$C$1]*[.$C$2]/500*[.$F$2]/100" office:value-type="float" office:value="96.634842100679" calcext:value-type="float">
            <text:p>97</text:p>
          </table:table-cell>
          <table:table-cell table:style-name="ce67" table:formula="of:=[.$A17]/SQRT([.K$4])*[.$C$1]*[.$C$2]/500*[.$F$2]/100" office:value-type="float" office:value="88.2151380991531" calcext:value-type="float">
            <text:p>88</text:p>
          </table:table-cell>
          <table:table-cell table:style-name="ce67" table:formula="of:=[.$A17]/SQRT([.L$4])*[.$C$1]*[.$C$2]/500*[.$F$2]/100" office:value-type="float" office:value="76.396550592219" calcext:value-type="float">
            <text:p>76</text:p>
          </table:table-cell>
          <table:table-cell table:style-name="ce67" table:formula="of:=[.$A17]/SQRT([.M$4])*[.$C$1]*[.$C$2]/500*[.$F$2]/100" office:value-type="float" office:value="68.3311521482814" calcext:value-type="float">
            <text:p>68</text:p>
          </table:table-cell>
          <table:table-cell table:number-columns-repeated="2"/>
          <table:table-cell table:style-name="ce65" office:value-type="float" office:value="90" calcext:value-type="float">
            <text:p>90</text:p>
          </table:table-cell>
          <table:table-cell table:formula="of:=(100-[.P17])*(100-[.P17])/[.$F$1]" office:value-type="float" office:value="1.38888888888889" calcext:value-type="float">
            <text:p>1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5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/SQRT([.B$4])*[.$C$1]*[.$C$2]/500*[.$F$2]/100" office:value-type="float" office:value="286.438545081109" calcext:value-type="float">
            <text:p>286</text:p>
          </table:table-cell>
          <table:table-cell table:style-name="ce67" table:formula="of:=[.$A18]/SQRT([.C$4])*[.$C$1]*[.$C$2]/500*[.$F$2]/100" office:value-type="float" office:value="232.703774080698" calcext:value-type="float">
            <text:p>233</text:p>
          </table:table-cell>
          <table:table-cell table:style-name="ce67" table:formula="of:=[.$A18]/SQRT([.D$4])*[.$C$1]*[.$C$2]/500*[.$F$2]/100" office:value-type="float" office:value="190.001835905868" calcext:value-type="float">
            <text:p>190</text:p>
          </table:table-cell>
          <table:table-cell table:style-name="ce67" table:formula="of:=[.$A18]/SQRT([.E$4])*[.$C$1]*[.$C$2]/500*[.$F$2]/100" office:value-type="float" office:value="164.546416660164" calcext:value-type="float">
            <text:p>165</text:p>
          </table:table-cell>
          <table:table-cell table:style-name="ce67" table:formula="of:=[.$A18]/SQRT([.F$4])*[.$C$1]*[.$C$2]/500*[.$F$2]/100" office:value-type="float" office:value="147.174789242452" calcext:value-type="float">
            <text:p>147</text:p>
          </table:table-cell>
          <table:table-cell table:style-name="ce67" table:formula="of:=[.$A18]/SQRT([.G$4])*[.$C$1]*[.$C$2]/500*[.$F$2]/100" office:value-type="float" office:value="134.351586606933" calcext:value-type="float">
            <text:p>134</text:p>
          </table:table-cell>
          <table:table-cell table:style-name="ce67" table:formula="of:=[.$A18]/SQRT([.H$4])*[.$C$1]*[.$C$2]/500*[.$F$2]/100" office:value-type="float" office:value="124.385399317031" calcext:value-type="float">
            <text:p>124</text:p>
          </table:table-cell>
          <table:table-cell table:style-name="ce67" table:formula="of:=[.$A18]/SQRT([.I$4])*[.$C$1]*[.$C$2]/500*[.$F$2]/100" office:value-type="float" office:value="116.351887040349" calcext:value-type="float">
            <text:p>116</text:p>
          </table:table-cell>
          <table:table-cell table:style-name="ce67" table:formula="of:=[.$A18]/SQRT([.J$4])*[.$C$1]*[.$C$2]/500*[.$F$2]/100" office:value-type="float" office:value="104.068291493039" calcext:value-type="float">
            <text:p>104</text:p>
          </table:table-cell>
          <table:table-cell table:style-name="ce67" table:formula="of:=[.$A18]/SQRT([.K$4])*[.$C$1]*[.$C$2]/500*[.$F$2]/100" office:value-type="float" office:value="95.000917952934" calcext:value-type="float">
            <text:p>95</text:p>
          </table:table-cell>
          <table:table-cell table:style-name="ce67" table:formula="of:=[.$A18]/SQRT([.L$4])*[.$C$1]*[.$C$2]/500*[.$F$2]/100" office:value-type="float" office:value="82.273208330082" calcext:value-type="float">
            <text:p>82</text:p>
          </table:table-cell>
          <table:table-cell table:style-name="ce67" table:formula="of:=[.$A18]/SQRT([.M$4])*[.$C$1]*[.$C$2]/500*[.$F$2]/100" office:value-type="float" office:value="73.5873946212262" calcext:value-type="float">
            <text:p>74</text:p>
          </table:table-cell>
          <table:table-cell table:number-columns-repeated="2"/>
          <table:table-cell table:style-name="ce65" office:value-type="float" office:value="100" calcext:value-type="float">
            <text:p>100</text:p>
          </table:table-cell>
          <table:table-cell table:formula="of:=(100-[.P18])*(100-[.P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5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/SQRT([.B$4])*[.$C$1]*[.$C$2]/500*[.$F$2]/100" office:value-type="float" office:value="306.898441158332" calcext:value-type="float">
            <text:p>307</text:p>
          </table:table-cell>
          <table:table-cell table:style-name="ce67" table:formula="of:=[.$A19]/SQRT([.C$4])*[.$C$1]*[.$C$2]/500*[.$F$2]/100" office:value-type="float" office:value="249.32547222932" calcext:value-type="float">
            <text:p>249</text:p>
          </table:table-cell>
          <table:table-cell table:style-name="ce67" table:formula="of:=[.$A19]/SQRT([.D$4])*[.$C$1]*[.$C$2]/500*[.$F$2]/100" office:value-type="float" office:value="203.57339561343" calcext:value-type="float">
            <text:p>204</text:p>
          </table:table-cell>
          <table:table-cell table:style-name="ce67" table:formula="of:=[.$A19]/SQRT([.E$4])*[.$C$1]*[.$C$2]/500*[.$F$2]/100" office:value-type="float" office:value="176.29973213589" calcext:value-type="float">
            <text:p>176</text:p>
          </table:table-cell>
          <table:table-cell table:style-name="ce67" table:formula="of:=[.$A19]/SQRT([.F$4])*[.$C$1]*[.$C$2]/500*[.$F$2]/100" office:value-type="float" office:value="157.687274188342" calcext:value-type="float">
            <text:p>158</text:p>
          </table:table-cell>
          <table:table-cell table:style-name="ce67" table:formula="of:=[.$A19]/SQRT([.G$4])*[.$C$1]*[.$C$2]/500*[.$F$2]/100" office:value-type="float" office:value="143.948128507428" calcext:value-type="float">
            <text:p>144</text:p>
          </table:table-cell>
          <table:table-cell table:style-name="ce67" table:formula="of:=[.$A19]/SQRT([.H$4])*[.$C$1]*[.$C$2]/500*[.$F$2]/100" office:value-type="float" office:value="133.270070696819" calcext:value-type="float">
            <text:p>133</text:p>
          </table:table-cell>
          <table:table-cell table:style-name="ce67" table:formula="of:=[.$A19]/SQRT([.I$4])*[.$C$1]*[.$C$2]/500*[.$F$2]/100" office:value-type="float" office:value="124.66273611466" calcext:value-type="float">
            <text:p>125</text:p>
          </table:table-cell>
          <table:table-cell table:style-name="ce67" table:formula="of:=[.$A19]/SQRT([.J$4])*[.$C$1]*[.$C$2]/500*[.$F$2]/100" office:value-type="float" office:value="111.501740885399" calcext:value-type="float">
            <text:p>112</text:p>
          </table:table-cell>
          <table:table-cell table:style-name="ce67" table:formula="of:=[.$A19]/SQRT([.K$4])*[.$C$1]*[.$C$2]/500*[.$F$2]/100" office:value-type="float" office:value="101.786697806715" calcext:value-type="float">
            <text:p>102</text:p>
          </table:table-cell>
          <table:table-cell table:style-name="ce67" table:formula="of:=[.$A19]/SQRT([.L$4])*[.$C$1]*[.$C$2]/500*[.$F$2]/100" office:value-type="float" office:value="88.149866067945" calcext:value-type="float">
            <text:p>88</text:p>
          </table:table-cell>
          <table:table-cell table:style-name="ce67" table:formula="of:=[.$A19]/SQRT([.M$4])*[.$C$1]*[.$C$2]/500*[.$F$2]/100" office:value-type="float" office:value="78.8436370941709" calcext:value-type="float">
            <text:p>79</text:p>
          </table:table-cell>
          <table:table-cell table:number-columns-repeated="5"/>
          <table:table-cell office:value-type="string" calcext:value-type="string">
            <text:p>Défense Terrain : Seulement si fortifié / minimum 1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X OPPOSANTS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65" table:number-columns-repeated="4"/>
          <table:table-cell table:style-name="ce56" office:value-type="string" calcext:value-type="string">
            <text:p>stature</text:p>
          </table:table-cell>
          <table:table-cell table:style-name="ce56"/>
          <table:table-cell table:style-name="ce65" office:value-type="string" calcext:value-type="string">
            <text:p>Stature</text:p>
          </table:table-cell>
          <table:table-cell table:number-columns-repeated="3"/>
          <table:table-cell table:style-name="ce83" office:value-type="string" calcext:value-type="string">
            <text:p>Org</text:p>
          </table:table-cell>
          <table:table-cell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B$22]/SQRT([.$A23]+15)/[.$C$2]*550" office:value-type="float" office:value="3.29029498781587" calcext:value-type="float">
            <text:p>3</text:p>
          </table:table-cell>
          <table:table-cell table:style-name="ce67" table:formula="of:=[.C$22]/SQRT([.$A23]+15)/[.$C$2]*550" office:value-type="float" office:value="3.94835398537905" calcext:value-type="float">
            <text:p>4</text:p>
          </table:table-cell>
          <table:table-cell table:style-name="ce67" table:formula="of:=[.D$22]/SQRT([.$A23]+15)/[.$C$2]*550" office:value-type="float" office:value="5.2644719805054" calcext:value-type="float">
            <text:p>5</text:p>
          </table:table-cell>
          <table:table-cell table:style-name="ce67" table:formula="of:=[.E$22]/SQRT([.$A23]+15)/[.$C$2]*550" office:value-type="float" office:value="6.58058997563175" calcext:value-type="float">
            <text:p>7</text:p>
          </table:table-cell>
          <table:table-cell table:style-name="ce67" table:formula="of:=[.F$22]/SQRT([.$A23]+15)/[.$C$2]*550" office:value-type="float" office:value="7.89670797075809" calcext:value-type="float">
            <text:p>8</text:p>
          </table:table-cell>
          <table:table-cell table:style-name="ce67" table:formula="of:=[.G$22]/SQRT([.$A23]+15)/[.$C$2]*550" office:value-type="float" office:value="10.5289439610108" calcext:value-type="float">
            <text:p>11</text:p>
          </table:table-cell>
          <table:table-cell table:style-name="ce67" table:formula="of:=[.H$22]/SQRT([.$A23]+15)/[.$C$2]*550" office:value-type="float" office:value="14.4772979463898" calcext:value-type="float">
            <text:p>14</text:p>
          </table:table-cell>
          <table:table-cell table:style-name="ce67" table:formula="of:=[.I$22]/SQRT([.$A23]+15)/[.$C$2]*550" office:value-type="float" office:value="19.7417699268952" calcext:value-type="float">
            <text:p>2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1" calcext:value-type="float">
            <text:p>1</text:p>
          </table:table-cell>
          <table:table-cell table:style-name="ce78" office:value-type="float" office:value="2.5" calcext:value-type="float">
            <text:p>2.5</text:p>
          </table:table-cell>
          <table:table-cell table:style-name="ce74" office:value-type="string" calcext:value-type="string">
            <text:p>pixies</text:p>
          </table:table-cell>
          <table:table-cell/>
          <table:table-cell table:style-name="ce84" office:value-type="float" office:value="10" calcext:value-type="float">
            <text:p>10</text:p>
          </table:table-cell>
          <table:table-cell table:formula="of:=SQRT([.T23]+15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B$22]/SQRT([.$A24]+15)/[.$C$2]*550" office:value-type="float" office:value="2.7808068082645" calcext:value-type="float">
            <text:p>3</text:p>
          </table:table-cell>
          <table:table-cell table:style-name="ce67" table:formula="of:=[.C$22]/SQRT([.$A24]+15)/[.$C$2]*550" office:value-type="float" office:value="3.3369681699174" calcext:value-type="float">
            <text:p>3</text:p>
          </table:table-cell>
          <table:table-cell table:style-name="ce67" table:formula="of:=[.D$22]/SQRT([.$A24]+15)/[.$C$2]*550" office:value-type="float" office:value="4.4492908932232" calcext:value-type="float">
            <text:p>4</text:p>
          </table:table-cell>
          <table:table-cell table:style-name="ce67" table:formula="of:=[.E$22]/SQRT([.$A24]+15)/[.$C$2]*550" office:value-type="float" office:value="5.56161361652899" calcext:value-type="float">
            <text:p>6</text:p>
          </table:table-cell>
          <table:table-cell table:style-name="ce67" table:formula="of:=[.F$22]/SQRT([.$A24]+15)/[.$C$2]*550" office:value-type="float" office:value="6.67393633983479" calcext:value-type="float">
            <text:p>7</text:p>
          </table:table-cell>
          <table:table-cell table:style-name="ce67" table:formula="of:=[.G$22]/SQRT([.$A24]+15)/[.$C$2]*550" office:value-type="float" office:value="8.89858178644639" calcext:value-type="float">
            <text:p>9</text:p>
          </table:table-cell>
          <table:table-cell table:style-name="ce67" table:formula="of:=[.H$22]/SQRT([.$A24]+15)/[.$C$2]*550" office:value-type="float" office:value="12.2355499563638" calcext:value-type="float">
            <text:p>12</text:p>
          </table:table-cell>
          <table:table-cell table:style-name="ce67" table:formula="of:=[.I$22]/SQRT([.$A24]+15)/[.$C$2]*550" office:value-type="float" office:value="16.684840849587" calcext:value-type="float">
            <text:p>17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string" calcext:value-type="string">
            <text:p>gobelins</text:p>
          </table:table-cell>
          <table:table-cell/>
          <table:table-cell table:style-name="ce84" office:value-type="float" office:value="20" calcext:value-type="float">
            <text:p>20</text:p>
          </table:table-cell>
          <table:table-cell table:formula="of:=SQRT([.T24]+15)" office:value-type="float" office:value="5.91607978309962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B$22]/SQRT([.$A25]+15)/[.$C$2]*550" office:value-type="float" office:value="2.45244108626104" calcext:value-type="float">
            <text:p>2</text:p>
          </table:table-cell>
          <table:table-cell table:style-name="ce67" table:formula="of:=[.C$22]/SQRT([.$A25]+15)/[.$C$2]*550" office:value-type="float" office:value="2.94292930351325" calcext:value-type="float">
            <text:p>3</text:p>
          </table:table-cell>
          <table:table-cell table:style-name="ce67" table:formula="of:=[.D$22]/SQRT([.$A25]+15)/[.$C$2]*550" office:value-type="float" office:value="3.92390573801767" calcext:value-type="float">
            <text:p>4</text:p>
          </table:table-cell>
          <table:table-cell table:style-name="ce67" table:formula="of:=[.E$22]/SQRT([.$A25]+15)/[.$C$2]*550" office:value-type="float" office:value="4.90488217252209" calcext:value-type="float">
            <text:p>5</text:p>
          </table:table-cell>
          <table:table-cell table:style-name="ce67" table:formula="of:=[.F$22]/SQRT([.$A25]+15)/[.$C$2]*550" office:value-type="float" office:value="5.88585860702651" calcext:value-type="float">
            <text:p>6</text:p>
          </table:table-cell>
          <table:table-cell table:style-name="ce67" table:formula="of:=[.G$22]/SQRT([.$A25]+15)/[.$C$2]*550" office:value-type="float" office:value="7.84781147603534" calcext:value-type="float">
            <text:p>8</text:p>
          </table:table-cell>
          <table:table-cell table:style-name="ce67" table:formula="of:=[.H$22]/SQRT([.$A25]+15)/[.$C$2]*550" office:value-type="float" office:value="10.7907407795486" calcext:value-type="float">
            <text:p>11</text:p>
          </table:table-cell>
          <table:table-cell table:style-name="ce67" table:formula="of:=[.I$22]/SQRT([.$A25]+15)/[.$C$2]*550" office:value-type="float" office:value="14.7146465175663" calcext:value-type="float">
            <text:p>15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4" office:value-type="string" calcext:value-type="string">
            <text:p>humains</text:p>
          </table:table-cell>
          <table:table-cell/>
          <table:table-cell table:style-name="ce84" office:value-type="float" office:value="30" calcext:value-type="float">
            <text:p>30</text:p>
          </table:table-cell>
          <table:table-cell table:formula="of:=SQRT([.T25]+15)" office:value-type="float" office:value="6.7082039324993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B$22]/SQRT([.$A26]+15)/[.$C$2]*550" office:value-type="float" office:value="2.21831642824896" calcext:value-type="float">
            <text:p>2</text:p>
          </table:table-cell>
          <table:table-cell table:style-name="ce67" table:formula="of:=[.C$22]/SQRT([.$A26]+15)/[.$C$2]*550" office:value-type="float" office:value="2.66197971389875" calcext:value-type="float">
            <text:p>3</text:p>
          </table:table-cell>
          <table:table-cell table:style-name="ce67" table:formula="of:=[.D$22]/SQRT([.$A26]+15)/[.$C$2]*550" office:value-type="float" office:value="3.54930628519833" calcext:value-type="float">
            <text:p>4</text:p>
          </table:table-cell>
          <table:table-cell table:style-name="ce67" table:formula="of:=[.E$22]/SQRT([.$A26]+15)/[.$C$2]*550" office:value-type="float" office:value="4.43663285649791" calcext:value-type="float">
            <text:p>4</text:p>
          </table:table-cell>
          <table:table-cell table:style-name="ce67" table:formula="of:=[.F$22]/SQRT([.$A26]+15)/[.$C$2]*550" office:value-type="float" office:value="5.32395942779749" calcext:value-type="float">
            <text:p>5</text:p>
          </table:table-cell>
          <table:table-cell table:style-name="ce67" table:formula="of:=[.G$22]/SQRT([.$A26]+15)/[.$C$2]*550" office:value-type="float" office:value="7.09861257039666" calcext:value-type="float">
            <text:p>7</text:p>
          </table:table-cell>
          <table:table-cell table:style-name="ce67" table:formula="of:=[.H$22]/SQRT([.$A26]+15)/[.$C$2]*550" office:value-type="float" office:value="9.76059228429541" calcext:value-type="float">
            <text:p>10</text:p>
          </table:table-cell>
          <table:table-cell table:style-name="ce67" table:formula="of:=[.I$22]/SQRT([.$A26]+15)/[.$C$2]*550" office:value-type="float" office:value="13.3098985694937" calcext:value-type="float">
            <text:p>13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4" office:value-type="string" calcext:value-type="string">
            <text:p>orcs</text:p>
          </table:table-cell>
          <table:table-cell/>
          <table:table-cell table:style-name="ce84" office:value-type="float" office:value="40" calcext:value-type="float">
            <text:p>40</text:p>
          </table:table-cell>
          <table:table-cell table:formula="of:=SQRT([.T26]+15)" office:value-type="float" office:value="7.41619848709566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B$22]/SQRT([.$A27]+15)/[.$C$2]*550" office:value-type="float" office:value="2.04055432766972" calcext:value-type="float">
            <text:p>2</text:p>
          </table:table-cell>
          <table:table-cell table:style-name="ce67" table:formula="of:=[.C$22]/SQRT([.$A27]+15)/[.$C$2]*550" office:value-type="float" office:value="2.44866519320367" calcext:value-type="float">
            <text:p>2</text:p>
          </table:table-cell>
          <table:table-cell table:style-name="ce67" table:formula="of:=[.D$22]/SQRT([.$A27]+15)/[.$C$2]*550" office:value-type="float" office:value="3.26488692427156" calcext:value-type="float">
            <text:p>3</text:p>
          </table:table-cell>
          <table:table-cell table:style-name="ce67" table:formula="of:=[.E$22]/SQRT([.$A27]+15)/[.$C$2]*550" office:value-type="float" office:value="4.08110865533945" calcext:value-type="float">
            <text:p>4</text:p>
          </table:table-cell>
          <table:table-cell table:style-name="ce67" table:formula="of:=[.F$22]/SQRT([.$A27]+15)/[.$C$2]*550" office:value-type="float" office:value="4.89733038640734" calcext:value-type="float">
            <text:p>5</text:p>
          </table:table-cell>
          <table:table-cell table:style-name="ce67" table:formula="of:=[.G$22]/SQRT([.$A27]+15)/[.$C$2]*550" office:value-type="float" office:value="6.52977384854312" calcext:value-type="float">
            <text:p>7</text:p>
          </table:table-cell>
          <table:table-cell table:style-name="ce67" table:formula="of:=[.H$22]/SQRT([.$A27]+15)/[.$C$2]*550" office:value-type="float" office:value="8.97843904174678" calcext:value-type="float">
            <text:p>9</text:p>
          </table:table-cell>
          <table:table-cell table:style-name="ce67" table:formula="of:=[.I$22]/SQRT([.$A27]+15)/[.$C$2]*550" office:value-type="float" office:value="12.2433259660183" calcext:value-type="float">
            <text:p>12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4" office:value-type="string" calcext:value-type="string">
            <text:p>ogres</text:p>
          </table:table-cell>
          <table:table-cell/>
          <table:table-cell table:style-name="ce84" office:value-type="float" office:value="50" calcext:value-type="float">
            <text:p>50</text:p>
          </table:table-cell>
          <table:table-cell table:formula="of:=SQRT([.T27]+15)" office:value-type="float" office:value="8.06225774829855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B$22]/SQRT([.$A28]+15)/[.$C$2]*550" office:value-type="float" office:value="1.89965269692877" calcext:value-type="float">
            <text:p>2</text:p>
          </table:table-cell>
          <table:table-cell table:style-name="ce67" table:formula="of:=[.C$22]/SQRT([.$A28]+15)/[.$C$2]*550" office:value-type="float" office:value="2.27958323631452" calcext:value-type="float">
            <text:p>2</text:p>
          </table:table-cell>
          <table:table-cell table:style-name="ce67" table:formula="of:=[.D$22]/SQRT([.$A28]+15)/[.$C$2]*550" office:value-type="float" office:value="3.03944431508603" calcext:value-type="float">
            <text:p>3</text:p>
          </table:table-cell>
          <table:table-cell table:style-name="ce67" table:formula="of:=[.E$22]/SQRT([.$A28]+15)/[.$C$2]*550" office:value-type="float" office:value="3.79930539385754" calcext:value-type="float">
            <text:p>4</text:p>
          </table:table-cell>
          <table:table-cell table:style-name="ce67" table:formula="of:=[.F$22]/SQRT([.$A28]+15)/[.$C$2]*550" office:value-type="float" office:value="4.55916647262905" calcext:value-type="float">
            <text:p>5</text:p>
          </table:table-cell>
          <table:table-cell table:style-name="ce67" table:formula="of:=[.G$22]/SQRT([.$A28]+15)/[.$C$2]*550" office:value-type="float" office:value="6.07888863017206" calcext:value-type="float">
            <text:p>6</text:p>
          </table:table-cell>
          <table:table-cell table:style-name="ce67" table:formula="of:=[.H$22]/SQRT([.$A28]+15)/[.$C$2]*550" office:value-type="float" office:value="8.35847186648659" calcext:value-type="float">
            <text:p>8</text:p>
          </table:table-cell>
          <table:table-cell table:style-name="ce67" table:formula="of:=[.I$22]/SQRT([.$A28]+15)/[.$C$2]*550" office:value-type="float" office:value="11.3979161815726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4" office:value-type="string" calcext:value-type="string">
            <text:p>géants</text:p>
          </table:table-cell>
          <table:table-cell/>
          <table:table-cell table:style-name="ce84" office:value-type="float" office:value="60" calcext:value-type="float">
            <text:p>60</text:p>
          </table:table-cell>
          <table:table-cell table:formula="of:=SQRT([.T28]+15)" office:value-type="float" office:value="8.6602540378443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B$22]/SQRT([.$A29]+15)/[.$C$2]*550" office:value-type="float" office:value="1.78441299516332" calcext:value-type="float">
            <text:p>2</text:p>
          </table:table-cell>
          <table:table-cell table:style-name="ce67" table:formula="of:=[.C$22]/SQRT([.$A29]+15)/[.$C$2]*550" office:value-type="float" office:value="2.14129559419598" calcext:value-type="float">
            <text:p>2</text:p>
          </table:table-cell>
          <table:table-cell table:style-name="ce67" table:formula="of:=[.D$22]/SQRT([.$A29]+15)/[.$C$2]*550" office:value-type="float" office:value="2.85506079226131" calcext:value-type="float">
            <text:p>3</text:p>
          </table:table-cell>
          <table:table-cell table:style-name="ce67" table:formula="of:=[.E$22]/SQRT([.$A29]+15)/[.$C$2]*550" office:value-type="float" office:value="3.56882599032663" calcext:value-type="float">
            <text:p>4</text:p>
          </table:table-cell>
          <table:table-cell table:style-name="ce67" table:formula="of:=[.F$22]/SQRT([.$A29]+15)/[.$C$2]*550" office:value-type="float" office:value="4.28259118839196" calcext:value-type="float">
            <text:p>4</text:p>
          </table:table-cell>
          <table:table-cell table:style-name="ce67" table:formula="of:=[.G$22]/SQRT([.$A29]+15)/[.$C$2]*550" office:value-type="float" office:value="5.71012158452262" calcext:value-type="float">
            <text:p>6</text:p>
          </table:table-cell>
          <table:table-cell table:style-name="ce67" table:formula="of:=[.H$22]/SQRT([.$A29]+15)/[.$C$2]*550" office:value-type="float" office:value="7.8514171787186" calcext:value-type="float">
            <text:p>8</text:p>
          </table:table-cell>
          <table:table-cell table:style-name="ce67" table:formula="of:=[.I$22]/SQRT([.$A29]+15)/[.$C$2]*550" office:value-type="float" office:value="10.7064779709799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4" office:value-type="string" calcext:value-type="string">
            <text:p>mumakil</text:p>
          </table:table-cell>
          <table:table-cell/>
          <table:table-cell table:style-name="ce84" office:value-type="float" office:value="70" calcext:value-type="float">
            <text:p>70</text:p>
          </table:table-cell>
          <table:table-cell table:formula="of:=SQRT([.T29]+15)" office:value-type="float" office:value="9.2195444572928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B$22]/SQRT([.$A30]+15)/[.$C$2]*550" office:value-type="float" office:value="1.68788571473669" calcext:value-type="float">
            <text:p>2</text:p>
          </table:table-cell>
          <table:table-cell table:style-name="ce67" table:formula="of:=[.C$22]/SQRT([.$A30]+15)/[.$C$2]*550" office:value-type="float" office:value="2.02546285768402" calcext:value-type="float">
            <text:p>2</text:p>
          </table:table-cell>
          <table:table-cell table:style-name="ce67" table:formula="of:=[.D$22]/SQRT([.$A30]+15)/[.$C$2]*550" office:value-type="float" office:value="2.7006171435787" calcext:value-type="float">
            <text:p>3</text:p>
          </table:table-cell>
          <table:table-cell table:style-name="ce67" table:formula="of:=[.E$22]/SQRT([.$A30]+15)/[.$C$2]*550" office:value-type="float" office:value="3.37577142947337" calcext:value-type="float">
            <text:p>3</text:p>
          </table:table-cell>
          <table:table-cell table:style-name="ce67" table:formula="of:=[.F$22]/SQRT([.$A30]+15)/[.$C$2]*550" office:value-type="float" office:value="4.05092571536805" calcext:value-type="float">
            <text:p>4</text:p>
          </table:table-cell>
          <table:table-cell table:style-name="ce67" table:formula="of:=[.G$22]/SQRT([.$A30]+15)/[.$C$2]*550" office:value-type="float" office:value="5.40123428715739" calcext:value-type="float">
            <text:p>5</text:p>
          </table:table-cell>
          <table:table-cell table:style-name="ce67" table:formula="of:=[.H$22]/SQRT([.$A30]+15)/[.$C$2]*550" office:value-type="float" office:value="7.42669714484142" calcext:value-type="float">
            <text:p>7</text:p>
          </table:table-cell>
          <table:table-cell table:style-name="ce67" table:formula="of:=[.I$22]/SQRT([.$A30]+15)/[.$C$2]*550" office:value-type="float" office:value="10.1273142884201" calcext:value-type="float">
            <text:p>1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8" calcext:value-type="float">
            <text:p>8</text:p>
          </table:table-cell>
          <table:table-cell table:style-name="ce78" office:value-type="float" office:value="15" calcext:value-type="float">
            <text:p>15</text:p>
          </table:table-cell>
          <table:table-cell table:style-name="ce74" office:value-type="string" calcext:value-type="string">
            <text:p>kraken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 table:formula="of:=SQRT([.T30]+15)" office:value-type="float" office:value="9.746794344808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B$22]/SQRT([.$A31]+15)/[.$C$2]*550" office:value-type="float" office:value="1.60549955931585" calcext:value-type="float">
            <text:p>2</text:p>
          </table:table-cell>
          <table:table-cell table:style-name="ce67" table:formula="of:=[.C$22]/SQRT([.$A31]+15)/[.$C$2]*550" office:value-type="float" office:value="1.92659947117902" calcext:value-type="float">
            <text:p>2</text:p>
          </table:table-cell>
          <table:table-cell table:style-name="ce67" table:formula="of:=[.D$22]/SQRT([.$A31]+15)/[.$C$2]*550" office:value-type="float" office:value="2.56879929490536" calcext:value-type="float">
            <text:p>3</text:p>
          </table:table-cell>
          <table:table-cell table:style-name="ce67" table:formula="of:=[.E$22]/SQRT([.$A31]+15)/[.$C$2]*550" office:value-type="float" office:value="3.2109991186317" calcext:value-type="float">
            <text:p>3</text:p>
          </table:table-cell>
          <table:table-cell table:style-name="ce67" table:formula="of:=[.F$22]/SQRT([.$A31]+15)/[.$C$2]*550" office:value-type="float" office:value="3.85319894235804" calcext:value-type="float">
            <text:p>4</text:p>
          </table:table-cell>
          <table:table-cell table:style-name="ce67" table:formula="of:=[.G$22]/SQRT([.$A31]+15)/[.$C$2]*550" office:value-type="float" office:value="5.13759858981073" calcext:value-type="float">
            <text:p>5</text:p>
          </table:table-cell>
          <table:table-cell table:style-name="ce67" table:formula="of:=[.H$22]/SQRT([.$A31]+15)/[.$C$2]*550" office:value-type="float" office:value="7.06419806098975" calcext:value-type="float">
            <text:p>7</text:p>
          </table:table-cell>
          <table:table-cell table:style-name="ce67" table:formula="of:=[.I$22]/SQRT([.$A31]+15)/[.$C$2]*550" office:value-type="float" office:value="9.63299735589511" calcext:value-type="float">
            <text:p>10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90" calcext:value-type="float">
            <text:p>90</text:p>
          </table:table-cell>
          <table:table-cell table:formula="of:=SQRT([.T31]+15)" office:value-type="float" office:value="10.24695076595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B$22]/SQRT([.$A32]+15)/[.$C$2]*550" office:value-type="float" office:value="1.53410794833365" calcext:value-type="float">
            <text:p>2</text:p>
          </table:table-cell>
          <table:table-cell table:style-name="ce67" table:formula="of:=[.C$22]/SQRT([.$A32]+15)/[.$C$2]*550" office:value-type="float" office:value="1.84092953800038" calcext:value-type="float">
            <text:p>2</text:p>
          </table:table-cell>
          <table:table-cell table:style-name="ce67" table:formula="of:=[.D$22]/SQRT([.$A32]+15)/[.$C$2]*550" office:value-type="float" office:value="2.45457271733384" calcext:value-type="float">
            <text:p>2</text:p>
          </table:table-cell>
          <table:table-cell table:style-name="ce67" table:formula="of:=[.E$22]/SQRT([.$A32]+15)/[.$C$2]*550" office:value-type="float" office:value="3.06821589666731" calcext:value-type="float">
            <text:p>3</text:p>
          </table:table-cell>
          <table:table-cell table:style-name="ce67" table:formula="of:=[.F$22]/SQRT([.$A32]+15)/[.$C$2]*550" office:value-type="float" office:value="3.68185907600077" calcext:value-type="float">
            <text:p>4</text:p>
          </table:table-cell>
          <table:table-cell table:style-name="ce67" table:formula="of:=[.G$22]/SQRT([.$A32]+15)/[.$C$2]*550" office:value-type="float" office:value="4.90914543466769" calcext:value-type="float">
            <text:p>5</text:p>
          </table:table-cell>
          <table:table-cell table:style-name="ce67" table:formula="of:=[.H$22]/SQRT([.$A32]+15)/[.$C$2]*550" office:value-type="float" office:value="6.75007497266807" calcext:value-type="float">
            <text:p>7</text:p>
          </table:table-cell>
          <table:table-cell table:style-name="ce67" table:formula="of:=[.I$22]/SQRT([.$A32]+15)/[.$C$2]*550" office:value-type="float" office:value="9.20464769000192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00" calcext:value-type="float">
            <text:p>100</text:p>
          </table:table-cell>
          <table:table-cell table:formula="of:=SQRT([.T32]+15)" office:value-type="float" office:value="10.7238052947636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B$22]/SQRT([.$A33]+15)/[.$C$2]*550" office:value-type="float" office:value="1.47146465175663" calcext:value-type="float">
            <text:p>1</text:p>
          </table:table-cell>
          <table:table-cell table:style-name="ce67" table:formula="of:=[.C$22]/SQRT([.$A33]+15)/[.$C$2]*550" office:value-type="float" office:value="1.76575758210795" calcext:value-type="float">
            <text:p>2</text:p>
          </table:table-cell>
          <table:table-cell table:style-name="ce67" table:formula="of:=[.D$22]/SQRT([.$A33]+15)/[.$C$2]*550" office:value-type="float" office:value="2.3543434428106" calcext:value-type="float">
            <text:p>2</text:p>
          </table:table-cell>
          <table:table-cell table:style-name="ce67" table:formula="of:=[.E$22]/SQRT([.$A33]+15)/[.$C$2]*550" office:value-type="float" office:value="2.94292930351325" calcext:value-type="float">
            <text:p>3</text:p>
          </table:table-cell>
          <table:table-cell table:style-name="ce67" table:formula="of:=[.F$22]/SQRT([.$A33]+15)/[.$C$2]*550" office:value-type="float" office:value="3.5315151642159" calcext:value-type="float">
            <text:p>4</text:p>
          </table:table-cell>
          <table:table-cell table:style-name="ce67" table:formula="of:=[.G$22]/SQRT([.$A33]+15)/[.$C$2]*550" office:value-type="float" office:value="4.70868688562121" calcext:value-type="float">
            <text:p>5</text:p>
          </table:table-cell>
          <table:table-cell table:style-name="ce67" table:formula="of:=[.H$22]/SQRT([.$A33]+15)/[.$C$2]*550" office:value-type="float" office:value="6.47444446772916" calcext:value-type="float">
            <text:p>6</text:p>
          </table:table-cell>
          <table:table-cell table:style-name="ce67" table:formula="of:=[.I$22]/SQRT([.$A33]+15)/[.$C$2]*550" office:value-type="float" office:value="8.82878791053976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10" calcext:value-type="float">
            <text:p>110</text:p>
          </table:table-cell>
          <table:table-cell table:formula="of:=SQRT([.T33]+15)" office:value-type="float" office:value="11.180339887499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B$22]/SQRT([.$A34]+15)/[.$C$2]*550" office:value-type="float" office:value="1.41591752132451" calcext:value-type="float">
            <text:p>1</text:p>
          </table:table-cell>
          <table:table-cell table:style-name="ce67" table:formula="of:=[.C$22]/SQRT([.$A34]+15)/[.$C$2]*550" office:value-type="float" office:value="1.69910102558941" calcext:value-type="float">
            <text:p>2</text:p>
          </table:table-cell>
          <table:table-cell table:style-name="ce67" table:formula="of:=[.D$22]/SQRT([.$A34]+15)/[.$C$2]*550" office:value-type="float" office:value="2.26546803411922" calcext:value-type="float">
            <text:p>2</text:p>
          </table:table-cell>
          <table:table-cell table:style-name="ce67" table:formula="of:=[.E$22]/SQRT([.$A34]+15)/[.$C$2]*550" office:value-type="float" office:value="2.83183504264902" calcext:value-type="float">
            <text:p>3</text:p>
          </table:table-cell>
          <table:table-cell table:style-name="ce67" table:formula="of:=[.F$22]/SQRT([.$A34]+15)/[.$C$2]*550" office:value-type="float" office:value="3.39820205117883" calcext:value-type="float">
            <text:p>3</text:p>
          </table:table-cell>
          <table:table-cell table:style-name="ce67" table:formula="of:=[.G$22]/SQRT([.$A34]+15)/[.$C$2]*550" office:value-type="float" office:value="4.53093606823844" calcext:value-type="float">
            <text:p>5</text:p>
          </table:table-cell>
          <table:table-cell table:style-name="ce67" table:formula="of:=[.H$22]/SQRT([.$A34]+15)/[.$C$2]*550" office:value-type="float" office:value="6.23003709382785" calcext:value-type="float">
            <text:p>6</text:p>
          </table:table-cell>
          <table:table-cell table:style-name="ce67" table:formula="of:=[.I$22]/SQRT([.$A34]+15)/[.$C$2]*550" office:value-type="float" office:value="8.49550512794707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20" calcext:value-type="float">
            <text:p>120</text:p>
          </table:table-cell>
          <table:table-cell table:formula="of:=SQRT([.T34]+15)" office:value-type="float" office:value="11.61895003862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B$22]/SQRT([.$A35]+15)/[.$C$2]*550" office:value-type="float" office:value="1.36622063061762" calcext:value-type="float">
            <text:p>1</text:p>
          </table:table-cell>
          <table:table-cell table:style-name="ce67" table:formula="of:=[.C$22]/SQRT([.$A35]+15)/[.$C$2]*550" office:value-type="float" office:value="1.63946475674115" calcext:value-type="float">
            <text:p>2</text:p>
          </table:table-cell>
          <table:table-cell table:style-name="ce67" table:formula="of:=[.D$22]/SQRT([.$A35]+15)/[.$C$2]*550" office:value-type="float" office:value="2.1859530089882" calcext:value-type="float">
            <text:p>2</text:p>
          </table:table-cell>
          <table:table-cell table:style-name="ce67" table:formula="of:=[.E$22]/SQRT([.$A35]+15)/[.$C$2]*550" office:value-type="float" office:value="2.73244126123525" calcext:value-type="float">
            <text:p>3</text:p>
          </table:table-cell>
          <table:table-cell table:style-name="ce67" table:formula="of:=[.F$22]/SQRT([.$A35]+15)/[.$C$2]*550" office:value-type="float" office:value="3.27892951348229" calcext:value-type="float">
            <text:p>3</text:p>
          </table:table-cell>
          <table:table-cell table:style-name="ce67" table:formula="of:=[.G$22]/SQRT([.$A35]+15)/[.$C$2]*550" office:value-type="float" office:value="4.37190601797639" calcext:value-type="float">
            <text:p>4</text:p>
          </table:table-cell>
          <table:table-cell table:style-name="ce67" table:formula="of:=[.H$22]/SQRT([.$A35]+15)/[.$C$2]*550" office:value-type="float" office:value="6.01137077471754" calcext:value-type="float">
            <text:p>6</text:p>
          </table:table-cell>
          <table:table-cell table:style-name="ce67" table:formula="of:=[.I$22]/SQRT([.$A35]+15)/[.$C$2]*550" office:value-type="float" office:value="8.19732378370574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30" calcext:value-type="float">
            <text:p>130</text:p>
          </table:table-cell>
          <table:table-cell table:formula="of:=SQRT([.T35]+15)" office:value-type="float" office:value="12.04159457879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B$22]/SQRT([.$A36]+15)/[.$C$2]*550" office:value-type="float" office:value="1.32141426600236" calcext:value-type="float">
            <text:p>1</text:p>
          </table:table-cell>
          <table:table-cell table:style-name="ce67" table:formula="of:=[.C$22]/SQRT([.$A36]+15)/[.$C$2]*550" office:value-type="float" office:value="1.58569711920283" calcext:value-type="float">
            <text:p>2</text:p>
          </table:table-cell>
          <table:table-cell table:style-name="ce67" table:formula="of:=[.D$22]/SQRT([.$A36]+15)/[.$C$2]*550" office:value-type="float" office:value="2.11426282560378" calcext:value-type="float">
            <text:p>2</text:p>
          </table:table-cell>
          <table:table-cell table:style-name="ce67" table:formula="of:=[.E$22]/SQRT([.$A36]+15)/[.$C$2]*550" office:value-type="float" office:value="2.64282853200472" calcext:value-type="float">
            <text:p>3</text:p>
          </table:table-cell>
          <table:table-cell table:style-name="ce67" table:formula="of:=[.F$22]/SQRT([.$A36]+15)/[.$C$2]*550" office:value-type="float" office:value="3.17139423840566" calcext:value-type="float">
            <text:p>3</text:p>
          </table:table-cell>
          <table:table-cell table:style-name="ce67" table:formula="of:=[.G$22]/SQRT([.$A36]+15)/[.$C$2]*550" office:value-type="float" office:value="4.22852565120755" calcext:value-type="float">
            <text:p>4</text:p>
          </table:table-cell>
          <table:table-cell table:style-name="ce67" table:formula="of:=[.H$22]/SQRT([.$A36]+15)/[.$C$2]*550" office:value-type="float" office:value="5.81422277041039" calcext:value-type="float">
            <text:p>6</text:p>
          </table:table-cell>
          <table:table-cell table:style-name="ce67" table:formula="of:=[.I$22]/SQRT([.$A36]+15)/[.$C$2]*550" office:value-type="float" office:value="7.92848559601416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40" calcext:value-type="float">
            <text:p>140</text:p>
          </table:table-cell>
          <table:table-cell table:formula="of:=SQRT([.T36]+15)" office:value-type="float" office:value="12.4498995979887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B$22]/SQRT([.$A37]+15)/[.$C$2]*550" office:value-type="float" office:value="1.2807455869973" calcext:value-type="float">
            <text:p>1</text:p>
          </table:table-cell>
          <table:table-cell table:style-name="ce67" table:formula="of:=[.C$22]/SQRT([.$A37]+15)/[.$C$2]*550" office:value-type="float" office:value="1.53689470439676" calcext:value-type="float">
            <text:p>2</text:p>
          </table:table-cell>
          <table:table-cell table:style-name="ce67" table:formula="of:=[.D$22]/SQRT([.$A37]+15)/[.$C$2]*550" office:value-type="float" office:value="2.04919293919569" calcext:value-type="float">
            <text:p>2</text:p>
          </table:table-cell>
          <table:table-cell table:style-name="ce67" table:formula="of:=[.E$22]/SQRT([.$A37]+15)/[.$C$2]*550" office:value-type="float" office:value="2.56149117399461" calcext:value-type="float">
            <text:p>3</text:p>
          </table:table-cell>
          <table:table-cell table:style-name="ce67" table:formula="of:=[.F$22]/SQRT([.$A37]+15)/[.$C$2]*550" office:value-type="float" office:value="3.07378940879353" calcext:value-type="float">
            <text:p>3</text:p>
          </table:table-cell>
          <table:table-cell table:style-name="ce67" table:formula="of:=[.G$22]/SQRT([.$A37]+15)/[.$C$2]*550" office:value-type="float" office:value="4.09838587839137" calcext:value-type="float">
            <text:p>4</text:p>
          </table:table-cell>
          <table:table-cell table:style-name="ce67" table:formula="of:=[.H$22]/SQRT([.$A37]+15)/[.$C$2]*550" office:value-type="float" office:value="5.63528058278814" calcext:value-type="float">
            <text:p>6</text:p>
          </table:table-cell>
          <table:table-cell table:style-name="ce67" table:formula="of:=[.I$22]/SQRT([.$A37]+15)/[.$C$2]*550" office:value-type="float" office:value="7.68447352198382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50" calcext:value-type="float">
            <text:p>150</text:p>
          </table:table-cell>
          <table:table-cell table:formula="of:=SQRT([.T37]+15)" office:value-type="float" office:value="12.8452325786651" calcext:value-type="float">
            <text:p>13</text:p>
          </table:table-cell>
          <table:table-cell table:number-columns-repeated="100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3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armure" table:style-name="ta1">
        <table:table-column table:style-name="co5" table:default-cell-style-name="ce90"/>
        <table:table-column table:style-name="co14" table:number-columns-repeated="20" table:default-cell-style-name="ce93"/>
        <table:table-column table:style-name="co15" table:default-cell-style-name="ce93"/>
        <table:table-column table:style-name="co5" table:number-columns-repeated="1002" table:default-cell-style-name="ce93"/>
        <table:table-row table:style-name="ro3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moveCost Adj" table:style-name="ta1">
        <table:table-column table:style-name="co5" table:number-columns-repeated="1024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 calcext:value-type="string">
            <text:p>moveCost</text:p>
          </table:table-cell>
          <table:table-cell table:style-name="ce103" office:value-type="string" calcext:value-type="string">
            <text:p>racine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rapChoice</text:p>
          </table:table-cell>
          <table:table-cell table:style-name="ce103" office:value-type="string" calcext:value-type="string">
            <text:p>prec</text:p>
          </table:table-cell>
          <table:table-cell table:style-name="ce103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A4])" office:value-type="float" office:value="5.47722557505166" calcext:value-type="float">
            <text:p>5</text:p>
          </table:table-cell>
          <table:table-cell table:formula="of:=[.B4]-5" office:value-type="float" office:value="0.477225575051661" calcext:value-type="float">
            <text:p>0</text:p>
          </table:table-cell>
          <table:table-cell table:formula="of:=[.C4]*2" office:value-type="float" office:value="0.954451150103322" calcext:value-type="float">
            <text:p>1</text:p>
          </table:table-cell>
          <table:table-cell table:formula="of:=100-[.D4]" office:value-type="float" office:value="99.0455488498967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[.A5])" office:value-type="float" office:value="6.32455532033676" calcext:value-type="float">
            <text:p>6</text:p>
          </table:table-cell>
          <table:table-cell table:formula="of:=[.B5]-5" office:value-type="float" office:value="1.32455532033676" calcext:value-type="float">
            <text:p>1</text:p>
          </table:table-cell>
          <table:table-cell table:formula="of:=[.C5]*2" office:value-type="float" office:value="2.64911064067352" calcext:value-type="float">
            <text:p>3</text:p>
          </table:table-cell>
          <table:table-cell table:formula="of:=100-[.D5]" office:value-type="float" office:value="97.3508893593265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A6])" office:value-type="float" office:value="7.07106781186548" calcext:value-type="float">
            <text:p>7</text:p>
          </table:table-cell>
          <table:table-cell table:formula="of:=[.B6]-5" office:value-type="float" office:value="2.07106781186548" calcext:value-type="float">
            <text:p>2</text:p>
          </table:table-cell>
          <table:table-cell table:formula="of:=[.C6]*2" office:value-type="float" office:value="4.14213562373095" calcext:value-type="float">
            <text:p>4</text:p>
          </table:table-cell>
          <table:table-cell table:formula="of:=100-[.D6]" office:value-type="float" office:value="95.857864376269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[.A7])" office:value-type="float" office:value="7.74596669241483" calcext:value-type="float">
            <text:p>8</text:p>
          </table:table-cell>
          <table:table-cell table:formula="of:=[.B7]-5" office:value-type="float" office:value="2.74596669241483" calcext:value-type="float">
            <text:p>3</text:p>
          </table:table-cell>
          <table:table-cell table:formula="of:=[.C7]*2" office:value-type="float" office:value="5.49193338482967" calcext:value-type="float">
            <text:p>5</text:p>
          </table:table-cell>
          <table:table-cell table:formula="of:=100-[.D7]" office:value-type="float" office:value="94.5080666151703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A8])" office:value-type="float" office:value="8.66025403784439" calcext:value-type="float">
            <text:p>9</text:p>
          </table:table-cell>
          <table:table-cell table:formula="of:=[.B8]-5" office:value-type="float" office:value="3.66025403784439" calcext:value-type="float">
            <text:p>4</text:p>
          </table:table-cell>
          <table:table-cell table:formula="of:=[.C8]*2" office:value-type="float" office:value="7.32050807568877" calcext:value-type="float">
            <text:p>7</text:p>
          </table:table-cell>
          <table:table-cell table:formula="of:=100-[.D8]" office:value-type="float" office:value="92.6794919243112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table:formula="of:=[.C9]*2" office:value-type="float" office:value="10" calcext:value-type="float">
            <text:p>10</text:p>
          </table:table-cell>
          <table:table-cell table:formula="of:=100-[.D9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QRT([.A10])" office:value-type="float" office:value="12.2474487139159" calcext:value-type="float">
            <text:p>12</text:p>
          </table:table-cell>
          <table:table-cell table:formula="of:=[.B10]-5" office:value-type="float" office:value="7.24744871391589" calcext:value-type="float">
            <text:p>7</text:p>
          </table:table-cell>
          <table:table-cell table:formula="of:=[.C10]*2" office:value-type="float" office:value="14.4948974278318" calcext:value-type="float">
            <text:p>14</text:p>
          </table:table-cell>
          <table:table-cell table:formula="of:=100-[.D10]" office:value-type="float" office:value="85.5051025721682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QRT([.A11])" office:value-type="float" office:value="14.142135623731" calcext:value-type="float">
            <text:p>14</text:p>
          </table:table-cell>
          <table:table-cell table:formula="of:=[.B11]-5" office:value-type="float" office:value="9.14213562373095" calcext:value-type="float">
            <text:p>9</text:p>
          </table:table-cell>
          <table:table-cell table:formula="of:=[.C11]*2" office:value-type="float" office:value="18.2842712474619" calcext:value-type="float">
            <text:p>18</text:p>
          </table:table-cell>
          <table:table-cell table:formula="of:=100-[.D11]" office:value-type="float" office:value="81.7157287525381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QRT([.A12])" office:value-type="float" office:value="15.8113883008419" calcext:value-type="float">
            <text:p>16</text:p>
          </table:table-cell>
          <table:table-cell table:formula="of:=[.B12]-5" office:value-type="float" office:value="10.8113883008419" calcext:value-type="float">
            <text:p>11</text:p>
          </table:table-cell>
          <table:table-cell table:formula="of:=[.C12]*2" office:value-type="float" office:value="21.6227766016838" calcext:value-type="float">
            <text:p>22</text:p>
          </table:table-cell>
          <table:table-cell table:formula="of:=100-[.D12]" office:value-type="float" office:value="78.3772233983162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QRT([.A13])" office:value-type="float" office:value="19.3649167310371" calcext:value-type="float">
            <text:p>19</text:p>
          </table:table-cell>
          <table:table-cell table:formula="of:=[.B13]-5" office:value-type="float" office:value="14.3649167310371" calcext:value-type="float">
            <text:p>14</text:p>
          </table:table-cell>
          <table:table-cell table:formula="of:=[.C13]*2" office:value-type="float" office:value="28.7298334620742" calcext:value-type="float">
            <text:p>29</text:p>
          </table:table-cell>
          <table:table-cell table:formula="of:=100-[.D13]" office:value-type="float" office:value="71.2701665379258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QRT([.A14])" office:value-type="float" office:value="22.3606797749979" calcext:value-type="float">
            <text:p>22</text:p>
          </table:table-cell>
          <table:table-cell table:formula="of:=[.B14]-5" office:value-type="float" office:value="17.3606797749979" calcext:value-type="float">
            <text:p>17</text:p>
          </table:table-cell>
          <table:table-cell table:formula="of:=[.C14]*2" office:value-type="float" office:value="34.7213595499958" calcext:value-type="float">
            <text:p>35</text:p>
          </table:table-cell>
          <table:table-cell table:formula="of:=100-[.D14]" office:value-type="float" office:value="65.2786404500042" calcext:value-type="float">
            <text:p>6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e" table:style-name="ta1">
        <table:table-column table:style-name="co5" table:number-columns-repeated="1023" table:default-cell-style-name="ce4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ove</text:p>
          </table:table-cell>
          <table:table-cell table:style-name="ce7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ovesLeft</text:p>
          </table:table-cell>
          <table:table-cell/>
          <table:table-cell office:value-type="string" calcext:value-type="string">
            <text:p>shape</text:p>
          </table:table-cell>
          <table:table-cell table:number-columns-repeated="1020"/>
        </table:table-row>
        <table:table-row table:style-name="ro1">
          <table:table-cell table:formula="of:=[.$B$2]" office:value-type="float" office:value="75" calcext:value-type="float">
            <text:p>75</text:p>
          </table:table-cell>
          <table:table-cell table:formula="of:=[.A5]+50"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]+50"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+50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+50"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50"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37.5" calcext:value-type="float">
            <text:p>38</text:p>
          </table:table-cell>
          <table:table-cell table:formula="of:=[.A10]+50" office:value-type="float" office:value="87.5" calcext:value-type="float">
            <text:p>88</text:p>
          </table:table-cell>
          <table:table-cell table:formula="of:=([.B10]/3)+75" office:value-type="float" office:value="104.166666666667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+50" office:value-type="float" office:value="70" calcext:value-type="float">
            <text:p>70</text:p>
          </table:table-cell>
          <table:table-cell table:formula="of:=([.B11]/3)+75" office:value-type="float" office:value="98.3333333333333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]+50" office:value-type="float" office:value="65" calcext:value-type="float">
            <text:p>65</text:p>
          </table:table-cell>
          <table:table-cell table:formula="of:=([.B12]/3)+75" office:value-type="float" office:value="96.6666666666667" calcext:value-type="float">
            <text:p>9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50" office:value-type="float" office:value="60" calcext:value-type="float">
            <text:p>60</text:p>
          </table:table-cell>
          <table:table-cell table:formula="of:=([.B13]/3)+75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50" office:value-type="float" office:value="55" calcext:value-type="float">
            <text:p>55</text:p>
          </table:table-cell>
          <table:table-cell table:formula="of:=([.B14]/3)+75" office:value-type="float" office:value="93.333333333333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+50" office:value-type="float" office:value="50" calcext:value-type="float">
            <text:p>50</text:p>
          </table:table-cell>
          <table:table-cell table:formula="of:=([.B15]/3)+75" office:value-type="float" office:value="91.6666666666667" calcext:value-type="float">
            <text:p>92</text:p>
          </table:table-cell>
          <table:table-cell table:number-columns-repeated="102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16]+50" office:value-type="float" office:value="45" calcext:value-type="float">
            <text:p>45</text:p>
          </table:table-cell>
          <table:table-cell table:formula="of:=([.B16]/3)+75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7]+50" office:value-type="float" office:value="40" calcext:value-type="float">
            <text:p>40</text:p>
          </table:table-cell>
          <table:table-cell table:formula="of:=([.B17]/3)+75" office:value-type="float" office:value="88.3333333333333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18]+50" office:value-type="float" office:value="35" calcext:value-type="float">
            <text:p>35</text:p>
          </table:table-cell>
          <table:table-cell table:formula="of:=([.B18]/3)+75" office:value-type="float" office:value="86.666666666666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19]+50" office:value-type="float" office:value="30" calcext:value-type="float">
            <text:p>30</text:p>
          </table:table-cell>
          <table:table-cell table:formula="of:=([.B19]/3)+75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0]+50" office:value-type="float" office:value="25" calcext:value-type="float">
            <text:p>25</text:p>
          </table:table-cell>
          <table:table-cell table:formula="of:=([.B20]/3)+75" office:value-type="float" office:value="83.333333333333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21]+50" office:value-type="float" office:value="20" calcext:value-type="float">
            <text:p>20</text:p>
          </table:table-cell>
          <table:table-cell table:formula="of:=([.B21]/3)+75" office:value-type="float" office:value="81.6666666666667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A22]+50" office:value-type="float" office:value="15" calcext:value-type="float">
            <text:p>15</text:p>
          </table:table-cell>
          <table:table-cell table:formula="of:=([.B22]/3)+75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23]+50" office:value-type="float" office:value="10" calcext:value-type="float">
            <text:p>10</text:p>
          </table:table-cell>
          <table:table-cell table:formula="of:=([.B23]/3)+75" office:value-type="float" office:value="78.3333333333333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A24]+50" office:value-type="float" office:value="5" calcext:value-type="float">
            <text:p>5</text:p>
          </table:table-cell>
          <table:table-cell table:formula="of:=([.B24]/3)+75" office:value-type="float" office:value="76.666666666666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25]+50" office:value-type="float" office:value="0" calcext:value-type="float">
            <text:p>0</text:p>
          </table:table-cell>
          <table:table-cell table:formula="of:=([.B25]/3)+75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" table:style-name="ta1">
        <table:table-column table:style-name="co16" table:default-cell-style-name="ce104"/>
        <table:table-column table:style-name="co5" table:number-columns-repeated="2" table:default-cell-style-name="ce104"/>
        <table:table-column table:style-name="co17" table:default-cell-style-name="ce106"/>
        <table:table-column table:style-name="co18" table:default-cell-style-name="ce104"/>
        <table:table-column table:style-name="co5" table:number-columns-repeated="2" table:default-cell-style-name="ce104"/>
        <table:table-column table:style-name="co19" table:default-cell-style-name="ce106"/>
        <table:table-column table:style-name="co20" table:default-cell-style-name="ce104"/>
        <table:table-column table:style-name="co5" table:number-columns-repeated="2" table:default-cell-style-name="ce104"/>
        <table:table-column table:style-name="co21" table:default-cell-style-name="ce106"/>
        <table:table-column table:style-name="co20" table:default-cell-style-name="ce104"/>
        <table:table-column table:style-name="co5" table:number-columns-repeated="1011" table:default-cell-style-name="ce104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RESISTANCE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107"/>
          <table:table-cell table:number-columns-repeated="2"/>
          <table:table-cell office:value-type="string" calcext:value-type="string">
            <text:p>hp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ivPower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107"/>
          <table:table-cell table:number-columns-repeated="2"/>
          <table:table-cell office:value-type="string" calcext:value-type="string">
            <text:p>esquive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vResist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107"/>
          <table:table-cell table:number-columns-repeated="2"/>
          <table:table-cell office:value-type="string" calcext:value-type="string">
            <text:p>parade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Cover</text:p>
          </table:table-cell>
          <table:table-cell table:style-name="ce107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107"/>
          <table:table-cell table:number-columns-repeated="2"/>
          <table:table-cell office:value-type="string" calcext:value-type="string">
            <text:p>stature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style-name="ce107"/>
          <table:table-cell table:number-columns-repeated="2"/>
          <table:table-cell office:value-type="string" calcext:value-type="string">
            <text:p>nature</text:p>
          </table:table-cell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fBonus</text:p>
          </table:table-cell>
          <table:table-cell table:style-name="ce107"/>
          <table:table-cell table:number-columns-repeated="2"/>
          <table:table-cell office:value-type="string" calcext:value-type="string">
            <text:p>armure</text:p>
          </table:table-cell>
          <table:table-cell table:style-name="ce107" office:value-type="float" office:value="25" calcext:value-type="float">
            <text:p>25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ce105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attBonus</text:p>
          </table:table-cell>
          <table:table-cell table:style-name="ce107"/>
          <table:table-cell table:number-columns-repeated="2"/>
          <table:table-cell office:value-type="string" calcext:value-type="string">
            <text:p>coverAdj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Natures</text:p>
          </table:table-cell>
          <table:table-cell table:style-name="ce107"/>
          <table:table-cell table:number-columns-repeated="2"/>
          <table:table-cell office:value-type="string" calcext:value-type="string">
            <text:p>endurance</text:p>
          </table:table-cell>
          <table:table-cell table:style-name="ce107" office:value-type="float" office:value="50" calcext:value-type="float">
            <text:p>5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Domaines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rapidite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8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6">
          <table:table-cell table:style-name="Default"/>
          <table:table-cell table:number-columns-repeated="11"/>
          <table:table-cell table:style-name="ce107"/>
          <table:table-cell table:number-columns-repeated="1011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21:48:38.940736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06T12:33:15.129095295</dc:date>
    <meta:editing-duration>P4DT5H46M27S</meta:editing-duration>
    <meta:editing-cycles>200</meta:editing-cycles>
    <meta:document-statistic meta:table-count="11" meta:cell-count="3380" meta:object-count="0"/>
  </office:meta>
</office:document-meta>
</file>